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Table1.A104" style:family="table-cell">
      <style:table-cell-properties fo:background-color="transparent" fo:padding="0in" fo:border="none" style:writing-mode="page">
        <style:background-image/>
      </style:table-cell-properties>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1903bf"/>
    </style:style>
    <style:style style:name="P3" style:family="paragraph" style:parent-style-name="Table_20_Contents">
      <style:text-properties officeooo:paragraph-rsid="001903bf"/>
    </style:style>
    <style:style style:name="P4" style:family="paragraph" style:parent-style-name="Standard">
      <style:text-properties officeooo:paragraph-rsid="0022c5d7"/>
    </style:style>
    <style:style style:name="P5" style:family="paragraph" style:parent-style-name="Table_20_Contents">
      <style:text-properties officeooo:paragraph-rsid="0022c5d7"/>
    </style:style>
    <style:style style:name="P6" style:family="paragraph" style:parent-style-name="Standard">
      <style:text-properties officeooo:paragraph-rsid="00256711"/>
    </style:style>
    <style:style style:name="P7" style:family="paragraph" style:parent-style-name="Table_20_Contents">
      <style:text-properties officeooo:paragraph-rsid="00256711"/>
    </style:style>
    <style:style style:name="P8" style:family="paragraph" style:parent-style-name="Table_20_Contents">
      <style:text-properties fo:color="#c9211e" loext:opacity="100%" fo:font-weight="bold" officeooo:rsid="0011f180" officeooo:paragraph-rsid="0011f180" style:font-weight-asian="bold" style:font-weight-complex="bold"/>
    </style:style>
    <style:style style:name="P9" style:family="paragraph" style:parent-style-name="Table_20_Contents">
      <style:text-properties fo:font-weight="bold" officeooo:paragraph-rsid="0011f180" style:font-weight-asian="bold" style:font-weight-complex="bold"/>
    </style:style>
    <style:style style:name="P10" style:family="paragraph" style:parent-style-name="Table_20_Contents">
      <style:text-properties officeooo:paragraph-rsid="0013d4b0"/>
    </style:style>
    <style:style style:name="P11" style:family="paragraph" style:parent-style-name="Table_20_Contents">
      <style:text-properties officeooo:paragraph-rsid="00151a12"/>
    </style:style>
    <style:style style:name="P12" style:family="paragraph" style:parent-style-name="Table_20_Contents">
      <style:text-properties officeooo:paragraph-rsid="0017a15e"/>
    </style:style>
    <style:style style:name="P13" style:family="paragraph" style:parent-style-name="Table_20_Contents">
      <style:text-properties officeooo:paragraph-rsid="0018efb4"/>
    </style:style>
    <style:style style:name="P14" style:family="paragraph" style:parent-style-name="Table_20_Contents">
      <style:text-properties officeooo:paragraph-rsid="001a83b2"/>
    </style:style>
    <style:style style:name="P15" style:family="paragraph" style:parent-style-name="Table_20_Contents">
      <style:text-properties officeooo:paragraph-rsid="001b8827"/>
    </style:style>
    <style:style style:name="P16" style:family="paragraph" style:parent-style-name="Table_20_Contents">
      <style:text-properties officeooo:paragraph-rsid="001c4ab6"/>
    </style:style>
    <style:style style:name="P17" style:family="paragraph" style:parent-style-name="Table_20_Contents">
      <style:text-properties officeooo:paragraph-rsid="001d7b44"/>
    </style:style>
    <style:style style:name="P18" style:family="paragraph" style:parent-style-name="Table_20_Contents">
      <style:text-properties officeooo:paragraph-rsid="001e4a6f"/>
    </style:style>
    <style:style style:name="P19" style:family="paragraph" style:parent-style-name="Table_20_Contents">
      <style:text-properties officeooo:rsid="0018efb4" officeooo:paragraph-rsid="0018efb4"/>
    </style:style>
    <style:style style:name="P20" style:family="paragraph" style:parent-style-name="Table_20_Contents">
      <style:text-properties officeooo:rsid="001c4ab6" officeooo:paragraph-rsid="001c4ab6"/>
    </style:style>
    <style:style style:name="P21" style:family="paragraph" style:parent-style-name="Table_20_Contents">
      <style:text-properties officeooo:paragraph-rsid="00219599"/>
    </style:style>
    <style:style style:name="P22" style:family="paragraph" style:parent-style-name="Table_20_Contents">
      <style:text-properties officeooo:rsid="0022c5d7" officeooo:paragraph-rsid="0022c5d7"/>
    </style:style>
    <style:style style:name="P23" style:family="paragraph" style:parent-style-name="Standard">
      <style:text-properties officeooo:paragraph-rsid="00279720"/>
    </style:style>
    <style:style style:name="P24" style:family="paragraph" style:parent-style-name="Table_20_Contents">
      <style:text-properties officeooo:paragraph-rsid="00279720"/>
    </style:style>
    <style:style style:name="P25" style:family="paragraph" style:parent-style-name="Table_20_Contents">
      <style:text-properties officeooo:paragraph-rsid="00262369"/>
    </style:style>
    <style:style style:name="P26" style:family="paragraph" style:parent-style-name="Table_20_Contents">
      <style:text-properties officeooo:paragraph-rsid="002926c1"/>
    </style:style>
    <style:style style:name="P27" style:family="paragraph" style:parent-style-name="Standard">
      <style:text-properties officeooo:paragraph-rsid="002a382c"/>
    </style:style>
    <style:style style:name="P28" style:family="paragraph" style:parent-style-name="Table_20_Contents">
      <style:text-properties officeooo:paragraph-rsid="002a382c"/>
    </style:style>
    <style:style style:name="P29" style:family="paragraph" style:parent-style-name="Table_20_Contents">
      <style:text-properties officeooo:paragraph-rsid="0022c5d7"/>
    </style:style>
    <style:style style:name="T1" style:family="text">
      <style:text-properties officeooo:rsid="000e84fd"/>
    </style:style>
    <style:style style:name="T2" style:family="text">
      <style:text-properties fo:language="el" fo:country="GR"/>
    </style:style>
    <style:style style:name="T3" style:family="text">
      <style:text-properties fo:language="el" fo:country="GR" officeooo:rsid="0013d4b0"/>
    </style:style>
    <style:style style:name="T4" style:family="text">
      <style:text-properties fo:language="el" fo:country="GR" officeooo:rsid="00151a12"/>
    </style:style>
    <style:style style:name="T5" style:family="text">
      <style:text-properties fo:language="el" fo:country="GR" officeooo:rsid="002a382c"/>
    </style:style>
    <style:style style:name="T6" style:family="text">
      <style:text-properties officeooo:rsid="0017a15e"/>
    </style:style>
    <style:style style:name="T7" style:family="text">
      <style:text-properties officeooo:rsid="0018efb4"/>
    </style:style>
    <style:style style:name="T8" style:family="text">
      <style:text-properties officeooo:rsid="001903bf"/>
    </style:style>
    <style:style style:name="T9" style:family="text">
      <style:text-properties officeooo:rsid="001a0ad8"/>
    </style:style>
    <style:style style:name="T10" style:family="text">
      <style:text-properties officeooo:rsid="001a83b2"/>
    </style:style>
    <style:style style:name="T11" style:family="text">
      <style:text-properties officeooo:rsid="001b8827"/>
    </style:style>
    <style:style style:name="T12" style:family="text">
      <style:text-properties officeooo:rsid="001c4ab6"/>
    </style:style>
    <style:style style:name="T13" style:family="text">
      <style:text-properties officeooo:rsid="001d7b44"/>
    </style:style>
    <style:style style:name="T14" style:family="text">
      <style:text-properties officeooo:rsid="001e4a6f"/>
    </style:style>
    <style:style style:name="T15" style:family="text">
      <style:text-properties officeooo:rsid="00219599"/>
    </style:style>
    <style:style style:name="T16" style:family="text">
      <style:text-properties officeooo:rsid="0022c5d7"/>
    </style:style>
    <style:style style:name="T17" style:family="text">
      <style:text-properties officeooo:rsid="0023eafa"/>
    </style:style>
    <style:style style:name="T18" style:family="text">
      <style:text-properties officeooo:rsid="00262369"/>
    </style:style>
    <style:style style:name="T19" style:family="text">
      <style:text-properties officeooo:rsid="00279720"/>
    </style:style>
    <style:style style:name="T20" style:family="text">
      <style:text-properties officeooo:rsid="002926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8">ΚΕΦΑΛΑΙΟΝ ΤΕΣΣΕΡΑΚΑΙΔΕΚΑ</text:p>
            <text:p text:style-name="P8">ΝΟΡΒΕΡΤΟΣ Ο ΓΛΥΠΤΟΝΩΤΟΣ</text:p>
          </table:table-cell>
          <table:table-cell table:style-name="Table1.A1" office:value-type="string">
            <text:p text:style-name="P9">CHAPTER FOURTEEN</text:p>
            <text:p text:style-name="P9">NORBERT THE NORWEGIAN RIDGEBACK</text:p>
          </table:table-cell>
        </table:table-row>
        <table:table-row>
          <table:table-cell table:style-name="Table1.A1" office:value-type="string">
            <text:p text:style-name="P10">ἀνδρειότερος δ’ <text:span text:style-name="T2">ο</text:span><text:span text:style-name="T3">ὖ</text:span><text:span text:style-name="T2">ν</text:span> ἀπέβη ὁ Κίουρος τῆς δόξης, ὠχριῶν γε μὴν μᾶλλόν τι καθ’ ἡμέραν καὶ λεπτυνόμενος τὸ σῶμα, ὀρθῶς δ’ ε”τι φρονῶν, ὡς ἐδόκει.</text:p>
          </table:table-cell>
          <table:table-cell table:style-name="Table1.A1" office:value-type="string">
            <text:p text:style-name="P10">Quirrell, however, must have been braver than they'd thought. In the weeks that followed he did seem to be getting paler and thinner, but it didn't look as though he'd cracked yet.</text:p>
          </table:table-cell>
        </table:table-row>
        <table:table-row>
          <table:table-cell table:style-name="Table1.A1" office:value-type="string">
            <text:p text:style-name="P10">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table:style-name="Table1.A1" office:value-type="string">
            <text:p text:style-name="P10">Every time they passed the third-floor corridor, Harry, Ron, and Hermione would press their ears to the door to check that Fluffy was still growling inside.</text:p>
          </table:table-cell>
        </table:table-row>
        <table:table-row>
          <table:table-cell table:style-name="Table1.A1" office:value-type="string">
            <text:p text:style-name="P10">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table:style-name="Table1.A1" office:value-type="string">
            <text:p text:style-name="P10">Snape was sweeping about in his usual bad temper, which surely meant that the Stone was still safe.</text:p>
          </table:table-cell>
        </table:table-row>
        <table:table-row>
          <table:table-cell table:style-name="Table1.A1" office:value-type="string">
            <text:p text:style-name="P11">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table:style-name="Table1.A1" office:value-type="string">
            <text:p text:style-name="P11">Whenever Harry passed Quirrell these days he gave him an encouraging sort of smile, and Ron had started telling people off for laughing at Quirrell's stutter.</text:p>
          </table:table-cell>
        </table:table-row>
        <table:table-row>
          <table:table-cell table:style-name="Table1.A1" office:value-type="string">
            <text:p text:style-name="P11">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table:style-name="Table1.A1" office:value-type="string">
            <text:p text:style-name="P11">Hermione, however, had more on her mind than the Sorcerer's Stone. She had started drawing up study schedules and colorcoding all her notes.</text:p>
          </table:table-cell>
        </table:table-row>
        <table:table-row>
          <table:table-cell table:style-name="Table1.A1" office:value-type="string">
            <text:p text:style-name="P11">ἀλλ’ οὐ φρόντις ἂν ἐγένετο οὔτε τῷ Ἁρείῳ οὕτε τῷ Ῥοῶνι ε<text:span text:style-name="T4">ἰ</text:span> μὴ πολυπραγμονοῦσα ἐπεκέλευε καὶ αὐτοὺς ταύτὰ ποιεῖν.</text:p>
          </table:table-cell>
          <table:table-cell table:style-name="Table1.A1" office:value-type="string">
            <text:p text:style-name="P11">Harry and Ron wouldn't have minded, but she kept nagging them to do the same.</text:p>
          </table:table-cell>
        </table:table-row>
        <table:table-row>
          <table:table-cell table:style-name="Table1.A1" office:value-type="string">
            <text:p text:style-name="P11">Ἀλλ’ ὦ θεσπεσία αἱ δοκιμασίαι ἀπέχουσι πολύ.</text:p>
          </table:table-cell>
          <table:table-cell table:style-name="Table1.A1" office:value-type="string">
            <text:p text:style-name="P11">"Hermione, the exams are ages away."</text:p>
          </table:table-cell>
        </table:table-row>
        <table:table-row>
          <table:table-cell table:style-name="Table1.A1" office:value-type="string">
            <text:p text:style-name="P11">ἐκείνη δέ δυσχεραίνουσα Δέκα, ἔφη, ἑβδομάδας, χρόνον οὐ μακρόν. ἀκαρὲς γὰρ ἂν εἴη τῷ γε Φλαμήλῳ.</text:p>
          </table:table-cell>
          <table:table-cell table:style-name="Table1.A1" office:value-type="string">
            <text:p text:style-name="P11">"Ten weeks," Hermione snapped. "That's not ages, that's like a second to Nicolas Flamel."</text:p>
          </table:table-cell>
        </table:table-row>
        <table:table-row>
          <table:table-cell table:style-name="Table1.A1" office:value-type="string">
            <text:p text:style-name="P12">ὁ δ<text:span text:style-name="T6">ὲ</text:span> Ῥοών Ἀλλ’ ἡμεῖς μέν, ἔφη, οὐδαμῶς ἑξακοσίων ἐτῶν <text:span text:style-name="T6">ἐ</text:span>σμέν, σύ δ’ ἐκμαθοῦσα ἤδη τὰ πάντα τί δὴ ἀναθεωρεῖς<text:span text:style-name="T6">;</text:span></text:p>
          </table:table-cell>
          <table:table-cell table:style-name="Table1.A1" office:value-type="string">
            <text:p text:style-name="P12">"But we're not six hundred years old," Ron reminded her.<text:span text:style-name="T6"> "Anyway, what are you studying for, you already know it all."</text:span></text:p>
          </table:table-cell>
        </table:table-row>
        <table:table-row>
          <table:table-cell table:style-name="Table1.A1" office:value-type="string">
            <text:p text:style-name="P12"><text:span text:style-name="T6">Ὅ</text:span> τι<text:span text:style-name="T6">;</text:span> ἦ μαινόμενος σύ δήπου οὐκ οἶσθα δέον δοκιμασθῆναι τοὺς μέλλοντας προχωρήσειν ε<text:span text:style-name="T6">ἰ</text:span>ς τοὺς σοφομώρους;</text:p>
          </table:table-cell>
          <table:table-cell table:style-name="Table1.A1" office:value-type="string">
            <text:p text:style-name="P12">"What am I studying for? Are you crazy? You realize we need to pass these exams to get into the second year?</text:p>
          </table:table-cell>
        </table:table-row>
        <table:table-row>
          <table:table-cell table:style-name="Table1.A1" office:value-type="string">
            <text:p text:style-name="P12">ὤφελον γὰρ ἀρχὴν πρὸ τριῶν μηνῶν ποιήσασθαι τῶν μελετῶν μεγίστων οὐσῶν.<text:span text:style-name="T6"> οὐ γὰρ οἶδα τί παθῶν οὐ μελετῶ ταῦτα.</text:span></text:p>
          </table:table-cell>
          <table:table-cell table:style-name="Table1.A1" office:value-type="string">
            <text:p text:style-name="P12">They're very important, I should have started studying a month ago, I don't know what's gotten into me...."</text:p>
          </table:table-cell>
        </table:table-row>
        <table:table-row>
          <table:table-cell table:style-name="Table1.A1" office:value-type="string">
            <text:p text:style-name="P12">ἀλλ’ οὖν κακῇ τύχῃ οἱ σοφισταὶ ταύτὰ ἐφρόνουν τῇ Ἑρμιόνῃ, περὶ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table:style-name="Table1.A1" office:value-type="string">
            <text:p text:style-name="P12">Unfortunately, the teachers seemed to be thinking along the same lines as Hermione.<text:span text:style-name="T6"> They piled so much homework on them that the Easter holidays weren't nearly as much fun as the Christmas ones.</text:span></text:p>
          </table:table-cell>
        </table:table-row>
        <table:table-row>
          <table:table-cell table:style-name="Table1.A1" office:value-type="string">
            <text:p text:style-name="P12">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table:style-name="Table1.A1" office:value-type="string">
            <text:p text:style-name="P12">It was hard to relax with Hermione next to you reciting the twelve uses of dragon's blood or practicing wand movements.</text:p>
          </table:table-cell>
        </table:table-row>
        <table:table-row>
          <table:table-cell table:style-name="Table1.A1" office:value-type="string">
            <text:p text:style-name="P12">ἀλλὰ στένοντας καὶ ἐνοχλουμένους <text:span text:style-name="T6">ἔ</text:span>δει σχολήν <text:soft-page-break/>περ <text:span text:style-name="T6">ἔ</text:span>χοντας διατρίβειν μετ’ αὐτῆς ἐν τῇ βιβλιοθήκῃ ὡς διαπράξοντας τὰ μαθήματα.</text:p>
          </table:table-cell>
          <table:table-cell table:style-name="Table1.A1" office:value-type="string">
            <text:p text:style-name="P12">Moaning and yawning, Harry and Ron spent most <text:soft-page-break/>of their free time in the library with her, trying to get through all their extra work.</text:p>
          </table:table-cell>
        </table:table-row>
        <table:table-row>
          <table:table-cell table:style-name="Table1.A1" office:value-type="string">
            <text:p text:style-name="P12">Ἀλλ’ ὁ μὲν Ῥοῶν τὴν γραφίδα καταβαλών ποτε, Οὐκ <text:span text:style-name="T6">ἔ</text:span>σται μοι, ἔφη, ταῦτα ἐν νῷ διασῴζεσθαι, θεωρῶν ἅμα διὰ τῆς φωταγωγοῦ πρὸς τὸν οὐρανὸν φαιδρότατον τε γενόμενον καί χρῶμα παρέχοντα ο<text:span text:style-name="T6">ἷ</text:span>ον τῶν μυοσωτίδων.</text:p>
          </table:table-cell>
          <table:table-cell table:style-name="Table1.A1" office:value-type="string">
            <text:p text:style-name="P12">"I'll never remember this," Ron burst out one afternoon, throwing down his quill and looking longingly out of the library window.</text:p>
          </table:table-cell>
        </table:table-row>
        <table:table-row>
          <table:table-cell table:style-name="Table1.A1" office:value-type="string">
            <text:p text:style-name="P13">καὶ γὰρ διὰ πολλῶν ἤδη μηνῶν αἰθρίαν κα<text:span text:style-name="T7">ὶ</text:span> νηνεμίαν ποθῶν ᾐσθάνετο τέλος τοῦ θέρους ἀρξομένου.</text:p>
          </table:table-cell>
          <table:table-cell table:style-name="Table1.A1" office:value-type="string">
            <text:p text:style-name="P13">It was the first really fine day they'd had in months. The sky was a clear, forget-me-not blue, and there was a feeling in the air of summer coming.</text:p>
          </table:table-cell>
        </table:table-row>
        <table:table-row>
          <table:table-cell table:style-name="Table1.A1" office:value-type="string">
            <text:p text:style-name="P13">ὁ δ’<text:span text:style-name="T7"> Ἅ</text:span>ρειος ζητῶν τέως τὸ δίκταμνον ἐν τοῖς χιλίοις φαρμάκοις βοτανικοῖς κα<text:span text:style-name="T7">ὶ</text:span> μυκητίνοις οὐκ ἀνέβλεψε πρὶν ἤκουσε τοῦ Ῥοῶνος <text:span text:style-name="T7">Ὦ</text:span> <text:span text:style-name="T7">Ἁ</text:span>γρίωδες, λέγοντος, τί χρῆμα σὺ ἐν βιβλιοθήκῃ περιπολεῖς<text:span text:style-name="T7">;</text:span></text:p>
          </table:table-cell>
          <table:table-cell table:style-name="Table1.A1" office:value-type="string">
            <text:p text:style-name="P13">Harry, who was looking up "Dittany" in One Thousand Magical Herbs and Fungi, didn't look up until he heard Ron say, "Hagrid! What are you doing in the library?"</text:p>
          </table:table-cell>
        </table:table-row>
        <table:table-row>
          <table:table-cell table:style-name="Table1.A1" office:value-type="string">
            <text:p text:style-name="P13">τοῦτον δὲ παρῆν <text:span text:style-name="T7">ἰ</text:span>δεῖν βραδέως ἐπιόντα, ἔχοντά τε κρυπτόν τι ὄπισθε τοῦ νώτου.</text:p>
          </table:table-cell>
          <table:table-cell table:style-name="Table1.A1" office:value-type="string">
            <text:p text:style-name="P13">Hagrid shuffled into view, hiding something behind his back.</text:p>
          </table:table-cell>
        </table:table-row>
        <table:table-row>
          <table:table-cell table:style-name="Table1.A1" office:value-type="string">
            <text:p text:style-name="P13">καὶ πάνυ ἄτοπος ἐδόκει τὸν τρίβωνα φορῶν τὸν σπαλακορύπαινον, Θεωρῶ δ’ ἀτεχνῶς ἐγώ, ἔφη.<text:span text:style-name="T7"> 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text:span></text:p>
          </table:table-cell>
          <table:table-cell table:style-name="Table1.A1" office:value-type="string">
            <text:p text:style-name="P13">He looked very out of place in his moleskin overcoat.<text:span text:style-name="T7"> "Jus' lookin'," he said, in a shifty voice that got their interest at once. "An' what're you lot up ter?" He looked suddenly suspicious. </text:span></text:p>
          </table:table-cell>
        </table:table-row>
        <table:table-row>
          <table:table-cell table:style-name="Table1.A1" office:value-type="string">
            <text:p text:style-name="P19">μῶν ἔτι τὸν Φλάμηλον ζητεῖτε;</text:p>
          </table:table-cell>
          <table:table-cell table:style-name="Table1.A1" office:value-type="string">
            <text:p text:style-name="P19">"Yer not still lookin' fer Nicolas Flamel, are yeh?"</text:p>
          </table:table-cell>
        </table:table-row>
        <table:table-row>
          <table:table-cell table:style-name="Table1.A1" office:value-type="string">
            <text:p text:style-name="P13">Ἐγνώκαμέν γε πάλαι, ἀπεκρίνατο ὁ Ῥοών λαμπρυνάμενος τῇ ἐπιστήμῃ, οὐ μόνον περὶ ἐκείνου ὅστις ἐστίν, ἀλλὰ καὶ ὅ τι φυλάττει ὁ κύων· φιλοσόφου γάρ ἐστι -</text:p>
          </table:table-cell>
          <table:table-cell table:style-name="Table1.A1" office:value-type="string">
            <text:p text:style-name="P13">"Oh, we found out who he is ages ago," said Ron impressively.<text:span text:style-name="T7"> "And we know what that dog's guarding, it's a Sorcerer's St --"</text:span></text:p>
          </table:table-cell>
        </table:table-row>
        <table:table-row>
          <table:table-cell table:style-name="Table1.A1" office:value-type="string">
            <text:p text:style-name="P13">ὁ δ’ Ἁγριώδης Σίγα σίγα εἰπὼν περιέβλεπεν εὐλαβούμενος μή τις παράκουοι.<text:span text:style-name="T7"> </text:span></text:p>
          </table:table-cell>
          <table:table-cell table:style-name="Table1.A1" office:value-type="string">
            <text:p text:style-name="P13">"Shhhh!" Hagrid looked around quickly to see if anyone was listening.</text:p>
          </table:table-cell>
        </table:table-row>
        <table:table-row>
          <table:table-cell table:style-name="Table1.A1" office:value-type="string">
            <text:p text:style-name="P13">Τι’ πάσχεις, μὴ βοῶν διασπείρῃς ταῦτα.</text:p>
          </table:table-cell>
          <table:table-cell table:style-name="Table1.A1" office:value-type="string">
            <text:p text:style-name="P13">"Don' go shoutin' about it, what's the matter with yeh?"</text:p>
          </table:table-cell>
        </table:table-row>
        <table:table-row>
          <table:table-cell table:style-name="Table1.A1" office:value-type="string">
            <text:p text:style-name="P13">καὶ ὁ Ἄρειος Ἀλλ’ οὖν, ἔφη, <text:span text:style-name="T7">ἔ</text:span>στιν ἃ ἐβουλόμεθα ἐρωτᾶν σε, περὶ τοῦ τί τὴν λίθον φύλαττει χωρὶς τοῦ Οὐλότριχος.</text:p>
          </table:table-cell>
          <table:table-cell table:style-name="Table1.A1" office:value-type="string">
            <text:p text:style-name="P13">"There are a few things we wanted to ask you, as a matter of fact," said Harry, "about what's guarding the Stone apart from Fluffy --"</text:p>
          </table:table-cell>
        </table:table-row>
        <table:table-row>
          <table:table-cell table:style-name="Table1.A1" office:value-type="string">
            <text:p text:style-name="P13">Σίγα, ἦ δ’ ὃς αὖθις ὁ Ἁγριώδης καὶ μείζονι τῇ φωνῇ.</text:p>
          </table:table-cell>
          <table:table-cell table:style-name="Table1.A1" office:value-type="string">
            <text:p text:style-name="P13">"SHHHH!" said Hagrid again.</text:p>
          </table:table-cell>
        </table:table-row>
        <table:table-row>
          <table:table-cell table:style-name="Table1.A1" office:value-type="string">
            <text:p text:style-name="P13">ἀλλ’ ἀκούσατέ μου, εἰσαῦθις φοιτᾶτε παρ’ ἐμέ.</text:p>
            <text:p text:style-name="P13">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table:style-name="Table1.A1" office:value-type="string">
            <text:p text:style-name="P13">"Listen - come an' see me later, I'm not promisin' I'll tell yeh anythin', mind, but don' go rabbitin' about it in here, students aren' s'pposed ter know.</text:p>
          </table:table-cell>
        </table:table-row>
        <table:table-row>
          <table:table-cell table:style-name="Table1.A1" office:value-type="string">
            <text:p text:style-name="P13">τυχὸν νομίζοιεν ἄν με δεδηλωκέναι τι ὑμῖν -</text:p>
          </table:table-cell>
          <table:table-cell table:style-name="Table1.A1" office:value-type="string">
            <text:p text:style-name="P13">They'll think I've told yeh --"<text:span text:style-name="T8"> </text:span></text:p>
          </table:table-cell>
        </table:table-row>
        <table:table-row>
          <table:table-cell table:style-name="Table1.A1" office:value-type="string">
            <text:p text:style-name="P2">Ε<text:span text:style-name="T7">ἰ</text:span>ς καλὸν δῆτα, ὑπολαβὼν ἔφη ὁ <text:span text:style-name="T8">Ἅ</text:span>ρειος.</text:p>
            <text:p text:style-name="P3">καῖ βραδέως αὖ ἀπέβη ὁ Ἁγριώδης.</text:p>
          </table:table-cell>
          <table:table-cell table:style-name="Table1.A1" office:value-type="string">
            <text:p text:style-name="P3">"See you later, then," said Harry.<text:span text:style-name="T8"> Hagrid shuffled off.</text:span></text:p>
          </table:table-cell>
        </table:table-row>
        <table:table-row>
          <table:table-cell table:style-name="Table1.A1" office:value-type="string">
            <text:p text:style-name="P3">ἡ δ’ Ἑρμιόνη ἐνθυμουμένη τι Ἀλλὰ τί ἔκρυπτεν, ἔφη, <text:span text:style-name="T8">ἔ</text:span>χων ὄπισθεν τοῦ νώτου<text:span text:style-name="T8">;</text:span></text:p>
          </table:table-cell>
          <table:table-cell table:style-name="Table1.A1" office:value-type="string">
            <text:p text:style-name="P3">"What was he hiding behind his back?" said Hermione thoughtfully.</text:p>
          </table:table-cell>
        </table:table-row>
        <table:table-row>
          <table:table-cell table:style-name="Table1.A1" office:value-type="string">
            <text:p text:style-name="P3"><text:s/>κα<text:span text:style-name="T8">ὶ</text:span> προσῆκόν τι τῇ λίθῳ<text:span text:style-name="T8">;</text:span></text:p>
          </table:table-cell>
          <table:table-cell table:style-name="Table1.A1" office:value-type="string">
            <text:p text:style-name="P3">"Do you think it had anything to do with the Stone?"</text:p>
          </table:table-cell>
        </table:table-row>
        <table:table-row>
          <table:table-cell table:style-name="Table1.A1" office:value-type="string">
            <text:p text:style-name="P3">Μέλλω ο<text:span text:style-name="T8">ὖ</text:span>ν μαθήσεσθαι ἐν τίνι μερίδι διέτριβεν, εἶπεν ὁ Ῥοὼν τοῖς μαθήμασι κορεσθείς.</text:p>
          </table:table-cell>
          <table:table-cell table:style-name="Table1.A1" office:value-type="string">
            <text:p text:style-name="P3">"I'm going to see what section he was in," said Ron, who'd had enough of working.</text:p>
          </table:table-cell>
        </table:table-row>
        <text:soft-page-break/>
        <table:table-row>
          <table:table-cell table:style-name="Table1.A1" office:value-type="string">
            <text:p text:style-name="P3">κα<text:span text:style-name="T8">ὶ</text:span> ἐν ἀκαρεῖ ἐπανελθὼν πολλὰ ἐν ἀγκάλαις βιβλία ἐκόμιζε<text:span text:style-name="T8">.</text:span> κα<text:span text:style-name="T8">ὶ</text:span> ταῦτ’ ἐπὶ τὴν τράπεζαν καταθεὶς ψιθυρίζων Δρακόντων, ἔφη.</text:p>
          </table:table-cell>
          <table:table-cell table:style-name="Table1.A1" office:value-type="string">
            <text:p text:style-name="P3">He came back a minute later with a pile of books in his arms and slammed them down on the table.<text:span text:style-name="T8"> "Dragons!" he whispered.</text:span></text:p>
          </table:table-cell>
        </table:table-row>
        <table:table-row>
          <table:table-cell table:style-name="Table1.A1" office:value-type="string">
            <text:p text:style-name="P3">ἐζητεῖ γὰρ ἐκεῖνος τὰ τῶν δρακόντων.</text:p>
          </table:table-cell>
          <table:table-cell table:style-name="Table1.A1" office:value-type="string">
            <text:p text:style-name="P3">"Hagrid was looking up stuff about dragons!</text:p>
          </table:table-cell>
        </table:table-row>
        <table:table-row>
          <table:table-cell table:style-name="Table1.A1" office:value-type="string">
            <text:p text:style-name="P3"><text:span text:style-name="T8">ἰ</text:span>δού τάδε’ εῖδὴ δρακόντεια τῆς Μεγάλης Βρεταννίας καί τῆς Ἰέρνης· ἀπὸ τοῦ ᾠοῦ ε<text:span text:style-name="T8">ἰ</text:span>ς τὴν ἔμπρησιν, ἐγχειρίδιον τοῖς δρακοντοκόλοις.</text:p>
          </table:table-cell>
          <table:table-cell table:style-name="Table1.A1" office:value-type="string">
            <text:p text:style-name="P3">Look at these: Dragon Species of Great Britain and Ireland; From Egg to Inferno, A Dragon Keeper's Guide."</text:p>
          </table:table-cell>
        </table:table-row>
        <table:table-row>
          <table:table-cell table:style-name="Table1.A1" office:value-type="string">
            <text:p text:style-name="P3"><text:span text:style-name="T8">Ἅ</text:span>ρειος δέ Ὁ γὰρ Ἁγριώδης, ἔφη, ἀεὶ δράκοντος ἐγλίχετο, οὕτω γὰρ εἶπέ μοι πρῶτον συγγενόμενος.</text:p>
          </table:table-cell>
          <table:table-cell table:style-name="Table1.A1" office:value-type="string">
            <text:p text:style-name="P3">"Hagrid's always wanted a dragon, he told me so the first time I ever met him, " said Harry.</text:p>
          </table:table-cell>
        </table:table-row>
        <table:table-row>
          <table:table-cell table:style-name="Table1.A1" office:value-type="string">
            <text:p text:style-name="P3">Ἀλλὰ τοῦτο, <text:span text:style-name="T8">ἔ</text:span>φη ὁ Ῥοών, παράνομόν <text:span text:style-name="T8">ἐ</text:span>στιν ἡμῖν.</text:p>
          </table:table-cell>
          <table:table-cell table:style-name="Table1.A1" office:value-type="string">
            <text:p text:style-name="P3">"But it's against our laws," said Ron.</text:p>
          </table:table-cell>
        </table:table-row>
        <table:table-row>
          <table:table-cell table:style-name="Table1.A1" office:value-type="string">
            <text:p text:style-name="P3">ἡ γάρ τοι δρακοντοτροφία <text:span text:style-name="T8">ἔ</text:span>τει χιλιοστῴ ἑπτακοσιοστῶ ἐνάτῳ ἀπερρήθη ὑπὸ τοῦ τῶν φαρμακέων συνεδρίου, οὐδ’ ἔστιν ὅστις οὐκ οἶδε τοῦτο.</text:p>
          </table:table-cell>
          <table:table-cell table:style-name="Table1.A1" office:value-type="string">
            <text:p text:style-name="P3">"Dragon breeding was outlawed by the Warlocks' Convention of 1709, everyone knows that.<text:span text:style-name="T10">"</text:span></text:p>
          </table:table-cell>
        </table:table-row>
        <table:table-row>
          <table:table-cell table:style-name="Table1.A1" office:value-type="string">
            <text:p text:style-name="P14">καὶ<text:span text:style-name="T8"> </text:span>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table:style-name="Table1.A1" office:value-type="string">
            <text:p text:style-name="P14"><text:span text:style-name="T10">"</text:span>It's hard to stop Muggles from noticing us if we're keeping dragons in the back garden - anyway, you can't tame dragons, it's dangerous.<text:span text:style-name="T10">"</text:span></text:p>
          </table:table-cell>
        </table:table-row>
        <table:table-row>
          <table:table-cell table:style-name="Table1.A1" office:value-type="string">
            <text:p text:style-name="P14">εἴθ’ ὤφελες <text:span text:style-name="T10">ἰ</text:span>δεῖν τὰς φλυκταίνας ἃς ὁ Κάρολος ὑπέσχεν ἐν Ῥουμανίᾳ ὑπὸ δρακόντων ἀγρίων κεκαυμένος.</text:p>
          </table:table-cell>
          <table:table-cell table:style-name="Table1.A1" office:value-type="string">
            <text:p text:style-name="P14"><text:span text:style-name="T10">"</text:span>You should see the burns Charlie's got off wild ones in Romania."</text:p>
          </table:table-cell>
        </table:table-row>
        <table:table-row>
          <table:table-cell table:style-name="Table1.A1" office:value-type="string">
            <text:p text:style-name="P14">Μῶν ἐν Βρεταννίᾳ ἀγριοί εἶσι δράκοντες<text:span text:style-name="T10">;</text:span> ἦ δ’ ὃς ὁ <text:span text:style-name="T10">Ἅ</text:span>ρειος.</text:p>
          </table:table-cell>
          <table:table-cell table:style-name="Table1.A1" office:value-type="string">
            <text:p text:style-name="P14">"But there aren't wild dragons in Britain?" said Harry.</text:p>
          </table:table-cell>
        </table:table-row>
        <table:table-row>
          <table:table-cell table:style-name="Table1.A1" office:value-type="string">
            <text:p text:style-name="P14">Μάλιστα, <text:span text:style-name="T10">ἔ</text:span>φη ὁ Ῥοών.<text:span text:style-name="T10"> ἐνδημοῦσι γὰρ καί οἱ Οὐαλικοὶ χλῶροι καί οἱ Θουλικοῖ μέλανες.</text:span></text:p>
          </table:table-cell>
          <table:table-cell table:style-name="Table1.A1" office:value-type="string">
            <text:p text:style-name="P14">"Of course there are," said Ron. "Common Welsh Green and Hebridean Blacks.<text:span text:style-name="T10">"</text:span></text:p>
          </table:table-cell>
        </table:table-row>
        <table:table-row>
          <table:table-cell table:style-name="Table1.A1" office:value-type="string">
            <text:p text:style-name="P14">ἔργον δ’ ἐστὶ δὴ τῇ βουλῇ τῇ τῶν μάγων ἀποκρύπτεσθαι ταῦτα, δέον ἀε<text:span text:style-name="T10">ὶ</text:span> βασκαίνειν τοὺς Μυγάλους εἴ τις δράκοντα ἑώρακεν ὅπως ἐπιλησμόνες γενήσονται.</text:p>
          </table:table-cell>
          <table:table-cell table:style-name="Table1.A1" office:value-type="string">
            <text:p text:style-name="P14"><text:span text:style-name="T10">"</text:span>The Ministry of Magic has a job hushing them up, I can tell you.<text:span text:style-name="T10"> Our kind have to keep putting spells on Muggles who've spotted them, to make them forget."</text:span></text:p>
          </table:table-cell>
        </table:table-row>
        <table:table-row>
          <table:table-cell table:style-name="Table1.A1" office:value-type="string">
            <text:p text:style-name="P14">Ἀλλ’ εἶπέ μοι, ἔφη ἡ Ἑρμιόνη, ποίου πρὸς θεῶν πράγματος ἅπτεται ὁ Ἁγριώδης;</text:p>
          </table:table-cell>
          <table:table-cell table:style-name="Table1.A1" office:value-type="string">
            <text:p text:style-name="P14">"So what on earths Hagrid up to?" said Hermione.</text:p>
          </table:table-cell>
        </table:table-row>
        <table:table-row>
          <table:table-cell table:style-name="Table1.A1" office:value-type="string">
            <text:p text:style-name="P14">καὶ μεθ’ ὥραν τὴν τοῦ καλυβίου θύραν κόπτοντες εἶδον τὰς θυρίδας καταπετάσμασιν ἁπάσας συγκεκλεισμένας.</text:p>
          </table:table-cell>
          <table:table-cell table:style-name="Table1.A1" office:value-type="string">
            <text:p text:style-name="P14">When they knocked on the door of the gamekeeper's hut an hour later, they were surprised to see that all the curtains were closed.</text:p>
          </table:table-cell>
        </table:table-row>
        <table:table-row>
          <table:table-cell table:style-name="Table1.A1" office:value-type="string">
            <text:p text:style-name="P14">κα<text:span text:style-name="T10">ὶ</text:span> ὁ Ἁγριώδης Τίς ε”στι βοήσας ἀσπασάμενος δ’ αὐτοὺς τὴν θύραν κάτοπιν εὐθὺς ἔκλεισεν.<text:span text:style-name="T10"> καὶ ἐπειδὴ τάχιστα εἰσῆλθον, καύματι πάνυ διεθερμαίνοντο, πυρὸς ἐν τῇ ἐσχάρᾳ καιομένου καίπερ τοῦ ἐκτὸς ἀέρος θερίνου ἤδη γενομένου.</text:span></text:p>
          </table:table-cell>
          <table:table-cell table:style-name="Table1.A1" office:value-type="string">
            <text:p text:style-name="P14">Hagrid called "Who is it?" before he let them in, and then shut the door quickly behind them.<text:span text:style-name="T10"> It was stifling hot inside. Even though it was such a warm day, there was a blazing fire in the grate.</text:span></text:p>
          </table:table-cell>
        </table:table-row>
        <table:table-row>
          <table:table-cell table:style-name="Table1.A1" office:value-type="string">
            <text:p text:style-name="P14">ἐκεῖνος δέ ὕδωρ ἐθέρμαινε καί τέϊον ἐποιήσατο αὐτοῖς.<text:span text:style-name="T10"> τὰ δ’ ἄρτου ψωμία γαλῆς κρεῶν σεσαγμένα καταφρονοῦντες οὐκ ἐδέξαντο.</text:span></text:p>
          </table:table-cell>
          <table:table-cell table:style-name="Table1.A1" office:value-type="string">
            <text:p text:style-name="P14">Hagrid made them tea and offered them stoat sandwiches, which they refused.</text:p>
          </table:table-cell>
        </table:table-row>
        <table:table-row>
          <table:table-cell table:style-name="Table1.A1" office:value-type="string">
            <text:p text:style-name="P14">Εἶτα ἐπεθυμεῖτε ἀνερωτῆσαί τι<text:span text:style-name="T10">;</text:span></text:p>
          </table:table-cell>
          <table:table-cell table:style-name="Table1.A1" office:value-type="string">
            <text:p text:style-name="P14">"So -- yeh wanted to ask me somethin'?"</text:p>
          </table:table-cell>
        </table:table-row>
        <table:table-row>
          <table:table-cell table:style-name="Table1.A1" office:value-type="string">
            <text:p text:style-name="P14">Μάλιστα, ἔφη ὁ <text:span text:style-name="T10">Ἅ</text:span>ρειος, ὡς οὐ μέλλων λόγῳ ὑποστελεῖσθαι οὐδὲν τοῦ δέοντος<text:span text:style-name="T10">.</text:span></text:p>
          </table:table-cell>
          <table:table-cell table:style-name="Table1.A1" office:value-type="string">
            <text:p text:style-name="P14">"Yes," said Harry. There was no point beating around the bush.</text:p>
          </table:table-cell>
        </table:table-row>
        <table:table-row>
          <table:table-cell table:style-name="Table1.A1" office:value-type="string">
            <text:p text:style-name="P14">σπούδαζομεν γὰρ μαθεῖν τί φυλάττει τὴν φιλοσόφου λίθον χωρ<text:span text:style-name="T11">ὶ</text:span>ς τοῦ Οὐλότριχος, εἴπερ δοκεῖ σοι λέγειν.</text:p>
          </table:table-cell>
          <table:table-cell table:style-name="Table1.A1" office:value-type="string">
            <text:p text:style-name="P14">"We were wondering if you could tell us what's guarding the Sorcerer's Stone apart from Fluffy."</text:p>
          </table:table-cell>
        </table:table-row>
        <table:table-row>
          <table:table-cell table:style-name="Table1.A1" office:value-type="string">
            <text:p text:style-name="P15">Μὰ Δί’ οὐκ ἔμοιγε, ἔφη, τοῦτο μὲν ὡς οὐκ εἰδότι, <text:soft-page-break/>τοῦτο δέ εἴ πῃ κατῄδη οὐ βουλομένῳ τοῖς ἄγαν ἤδη μεμαθηκόσι λέγειν οὐδέν.</text:p>
          </table:table-cell>
          <table:table-cell table:style-name="Table1.A1" office:value-type="string">
            <text:p text:style-name="P15">Hagrid frowned at him.<text:span text:style-name="T11"> "Ο' course I cant, he said. </text:span><text:soft-page-break/><text:span text:style-name="T11">"Number one, I don' know meself. Number two, yeh know too much already, so I wouldn' tell yeh if I could."</text:span></text:p>
          </table:table-cell>
        </table:table-row>
        <table:table-row>
          <table:table-cell table:style-name="Table1.A1" office:value-type="string">
            <text:p text:style-name="P15">ἡ γὰρ λίθος ἐνθάδε πάρεστιν ἐκ προνοίας, παρὰ μικρὸν ἐλθοῦσα ἐκ Γριγγώτου κλεφθῆναι.<text:span text:style-name="T11"> ἀλλ’ οἶμαι καί ταῦτα ηὑρήκατε δήπου;</text:span></text:p>
          </table:table-cell>
          <table:table-cell table:style-name="Table1.A1" office:value-type="string">
            <text:p text:style-name="P15"><text:span text:style-name="T11">"</text:span>That Stone's here fer a good reason. It Was almost stolen outta Gringotts - I s'ppose yeh've worked that out an' all?<text:span text:style-name="T11">"</text:span></text:p>
          </table:table-cell>
        </table:table-row>
        <table:table-row>
          <table:table-cell table:style-name="Table1.A1" office:value-type="string">
            <text:p text:style-name="P15">λελήθατε γὰρ ἐμὲ εὑρόντες οὐκ οἶδ’ ὅπως τὰ τοῦ Ο<text:span text:style-name="T11">ὐ</text:span>λότριχος.</text:p>
          </table:table-cell>
          <table:table-cell table:style-name="Table1.A1" office:value-type="string">
            <text:p text:style-name="P15"><text:span text:style-name="T11">"</text:span>Beats me how yeh even know abou' Fluffy."</text:p>
          </table:table-cell>
        </table:table-row>
        <table:table-row>
          <table:table-cell table:style-name="Table1.A1" office:value-type="string">
            <text:p text:style-name="P15">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table:style-name="Table1.A1" office:value-type="string">
            <text:p text:style-name="P15">"Oh, come on, Hagrid, you might not want to tell us, but you do know, you know everything that goes on round here," said Hermione in a warm, flattering voice.</text:p>
          </table:table-cell>
        </table:table-row>
        <table:table-row>
          <table:table-cell table:style-name="Table1.A1" office:value-type="string">
            <text:p text:style-name="P15">κα<text:span text:style-name="T11">ὶ</text:span> αὐτοῦ ᾔσθοντο μειδιῶντος - τὸν γὰρ πώγωνα κινούμενόν τι εἶδον.</text:p>
          </table:table-cell>
          <table:table-cell table:style-name="Table1.A1" office:value-type="string">
            <text:p text:style-name="P15">Hagrid's beard twitched and they could tell he was smiling.</text:p>
          </table:table-cell>
        </table:table-row>
        <table:table-row>
          <table:table-cell table:style-name="Table1.A1" office:value-type="string">
            <text:p text:style-name="P15">κ<text:span text:style-name="T11">ἀ</text:span>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table:style-name="Table1.A1" office:value-type="string">
            <text:p text:style-name="P15">"We only wondered who had done the guarding, really." Hermione went on. "We wondered who Dumbledore had trusted enough to help him, apart from you."</text:p>
          </table:table-cell>
        </table:table-row>
        <table:table-row>
          <table:table-cell table:style-name="Table1.A1" office:value-type="string">
            <text:p text:style-name="P15">ταῦτα δ’ εἰπούσης ὁ μὲν Ἁγριώδης ἐσεμνύνετο ὥς τι ὧν, ὁ δ’<text:span text:style-name="T11"> Ἅ</text:span>ρειος καὶ ὁ Ῥοών προσεγέλων θαυμάζοντες αὐτήν.</text:p>
          </table:table-cell>
          <table:table-cell table:style-name="Table1.A1" office:value-type="string">
            <text:p text:style-name="P15">Hagrid's chest swelled at these last words. Harry and Ron beamed at Hermione.</text:p>
          </table:table-cell>
        </table:table-row>
        <table:table-row>
          <table:table-cell table:style-name="Table1.A1" office:value-type="string">
            <text:p text:style-name="P15">Λοιπόν· οὐδέν ἄρ’ ἐμποδών ἐστιν οἶμαι μὴ τοῦτο λέγειν.<text:span text:style-name="T11"> εἶεν. 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 </text:span>ἀλλὰ περιμένετε· ἐπελαθόμην τινός.<text:span text:style-name="T11"> καὶ δὴ καὶ ὁ Σίναπυς.</text:span></text:p>
          </table:table-cell>
          <table:table-cell table:style-name="Table1.A1" office:value-type="string">
            <text:p text:style-name="P15">"Well, I don' s'pose it could hurt ter tell yeh that... let's see... he borrowed Fluffy from me... then some o' the teachers did enchantments...<text:span text:style-name="T11"> Professor Sprout -- Professor Flitwick -- Professor McGonagall --" he ticked them off on his fingers, "Professor Quirrell -- an' Dumbledore himself did somethin', o' course. Hang on, I've forgotten someone. Oh yeah, Professor Snape."</text:span></text:p>
          </table:table-cell>
        </table:table-row>
        <table:table-row>
          <table:table-cell table:style-name="Table1.A1" office:value-type="string">
            <text:p text:style-name="P15"><text:span text:style-name="T11">Ἦ</text:span> τὸν Σίναπυν λέγεις<text:span text:style-name="T11">;</text:span></text:p>
          </table:table-cell>
          <table:table-cell table:style-name="Table1.A1" office:value-type="string">
            <text:p text:style-name="P15">"Snape?"</text:p>
          </table:table-cell>
        </table:table-row>
        <table:table-row>
          <table:table-cell table:style-name="Table1.A1" office:value-type="string">
            <text:p text:style-name="P15">Πάνυ γε.<text:span text:style-name="T11"> μῶν ἔτι περὶ τούτων πράγματα ἔχετε; <text:s/>πίθεσθέ μοι· ὁ Σίναπυς ἅτε φυλάττων τὴν λίθον οὐδαμῶς κλέψειν μέλλει.</text:span></text:p>
          </table:table-cell>
          <table:table-cell table:style-name="Table1.A1" office:value-type="string">
            <text:p text:style-name="P15">"Yeah -- yer not still on abou' that, are yeh? Look, Snape helped protect the Stone, he's not about ter steal it."</text:p>
          </table:table-cell>
        </table:table-row>
        <table:table-row>
          <table:table-cell table:style-name="Table1.A1" office:value-type="string">
            <text:p text:style-name="P15">ὁ δ<text:span text:style-name="T11">' Ἅ</text:span>ρειος ᾔδει τόν τε Ῥοῶνα καὶ τὴν Ἑρμιόνην ταύτὰ ἐννοοῦντας.</text:p>
          </table:table-cell>
          <table:table-cell table:style-name="Table1.A1" office:value-type="string">
            <text:p text:style-name="P16">Harry knew Ron and Hermione were thinking the same as he was.</text:p>
          </table:table-cell>
        </table:table-row>
        <table:table-row>
          <table:table-cell table:style-name="Table1.A1" office:value-type="string">
            <text:p text:style-name="P16">εἰ γὰρ ἐκεῖνος μετεῖχε τοῦ φυλάττειν, ῥᾴδιον ἄρα γενέσθαι αὐτῷ εὑρεῖν ᾧ τρόπῳ οἶ ἄλλοι σοφισταὶ φυλάττοιεν.</text:p>
          </table:table-cell>
          <table:table-cell table:style-name="Table1.A1" office:value-type="string">
            <text:p text:style-name="P16">If Snape had been in on protecting the Stone, it must have been easy to find out how the other teachers had guarded it.</text:p>
          </table:table-cell>
        </table:table-row>
        <table:table-row>
          <table:table-cell table:style-name="Table1.A1" office:value-type="string">
            <text:p text:style-name="P16">ἐπίστασθαι οὖν ἐδόκει τὰ πάντα ὡς εἶπειν εἰ μὴ διακρούεσθαι δὴ τὸ τοῦ Κίουρου φίλτρον καὶ τὸν Ο<text:span text:style-name="T12">ὐ</text:span>λότριχα.</text:p>
          </table:table-cell>
          <table:table-cell table:style-name="Table1.A1" office:value-type="string">
            <text:p text:style-name="P16">He probably knew everything -- except, it seemed, Quirrell's spell and how to get past Fluffy.</text:p>
          </table:table-cell>
        </table:table-row>
        <table:table-row>
          <table:table-cell table:style-name="Table1.A1" office:value-type="string">
            <text:p text:style-name="P16">κα<text:span text:style-name="T12">ὶ</text:span> ὁ Ἄρειος φοβερὸς γεγώς Οὔκουν σὺ μόνος, ἔφη, ὦ <text:span text:style-name="T12">Ἁ</text:span>γρίωδες, σοφὸς εἶ ἐπιστάμενος ᾧ τρόπῳ <text:span text:style-name="T12">ἔ</text:span>στι παρελθεῖν τὸν Οὐλότριχα<text:span text:style-name="T12">;</text:span></text:p>
          </table:table-cell>
          <table:table-cell table:style-name="Table1.A1" office:value-type="string">
            <text:p text:style-name="P16">"You're the only one who knows how to get past Fluffy. aren't you, Hagrid?" said Harry anxiously.</text:p>
          </table:table-cell>
        </table:table-row>
        <table:table-row>
          <table:table-cell table:style-name="Table1.A1" office:value-type="string">
            <text:p text:style-name="P16">οὐδ’ εἴποις ἂν τοῦτο οὐδενὶ οὐδὲ τῶν σοφιστῶν<text:span text:style-name="T12">;</text:span> </text:p>
          </table:table-cell>
          <table:table-cell table:style-name="Table1.A1" office:value-type="string">
            <text:p text:style-name="P16">"And you wouldn't tell anyone, would you? Not even one of the teachers?"</text:p>
          </table:table-cell>
        </table:table-row>
        <table:table-row>
          <table:table-cell table:style-name="Table1.A1" office:value-type="string">
            <text:p text:style-name="P16">Οὐδεὶς γὰρ ἐπίσταται, ἦ δ’ ὃς ὁ <text:span text:style-name="T12">Ἁ</text:span>γριώδης σεμνὸν βλέπων, χωρὶς ἐμαυτοῦ καὶ τοῦ Διμπλοδώρου.</text:p>
          </table:table-cell>
          <table:table-cell table:style-name="Table1.A1" office:value-type="string">
            <text:p text:style-name="P16">"Not a soul knows except me an' Dumbledore," said Hagrid proudly.</text:p>
          </table:table-cell>
        </table:table-row>
        <table:table-row>
          <table:table-cell table:style-name="Table1.A1" office:value-type="string">
            <text:p text:style-name="P16">Τοῦτο γοῦν χρήσιμόν ἐστί τι, εἶπεν ὁ Ἄρειος λάθρᾳ <text:soft-page-break/>ἐκείνου.</text:p>
          </table:table-cell>
          <table:table-cell table:style-name="Table1.A1" office:value-type="string">
            <text:p text:style-name="P16">"Well, that's something," Harry muttered to the <text:soft-page-break/>others. </text:p>
          </table:table-cell>
        </table:table-row>
        <table:table-row>
          <table:table-cell table:style-name="Table1.A1" office:value-type="string">
            <text:p text:style-name="P16">ἀλλ’ ἔξεστι θυρίδα <text:span text:style-name="T12">ἀ</text:span>νοίξαι; θερμαίνομαι γὰρ σφόδρα.</text:p>
          </table:table-cell>
          <table:table-cell table:style-name="Table1.A1" office:value-type="string">
            <text:p text:style-name="P16">"Hagrid, can we have a window open? I'm boiling."</text:p>
          </table:table-cell>
        </table:table-row>
        <table:table-row>
          <table:table-cell table:style-name="Table1.A1" office:value-type="string">
            <text:p text:style-name="P16">Ἀδύνατόν γε.<text:span text:style-name="T12"> ἀλλὰ λυποῦμαι, ἔφη ἀποβλέπων ἅμα πρὸς τὴν ἐσχάραν, οὐδὲ λαθὼν τὸν Ἅρειον. </text:span></text:p>
          </table:table-cell>
          <table:table-cell table:style-name="Table1.A1" office:value-type="string">
            <text:p text:style-name="P16">"Can't, Harry, sorry," said Hagrid. Harry noticed him glance at the fire.</text:p>
          </table:table-cell>
        </table:table-row>
        <table:table-row>
          <table:table-cell table:style-name="Table1.A1" office:value-type="string">
            <text:p text:style-name="P20">ὁ δέ ἐκεῖσε βλέψας αὐτός Ὦ δαιμόνιε, ἔφη, ἐκεῖνο τί δή;</text:p>
          </table:table-cell>
          <table:table-cell table:style-name="Table1.A1" office:value-type="string">
            <text:p text:style-name="P16">Harry looked at it, too.<text:span text:style-name="T12"> </text:span>"Hagrid -- what's that?"</text:p>
          </table:table-cell>
        </table:table-row>
        <table:table-row>
          <table:table-cell table:style-name="Table1.A1" office:value-type="string">
            <text:p text:style-name="P16">ἀλλ’ ᾔδει αὐτὸ τί ἐστίν, ἐν γὰρ μέσῃ τῇ ἐσχάρᾳ ὑπὸ τῷ λέβητι ᾠόν τι ἦν μέγα δὴ καὶ μέλαν.</text:p>
          </table:table-cell>
          <table:table-cell table:style-name="Table1.A1" office:value-type="string">
            <text:p text:style-name="P16">But he already knew what it was. In the very heart of the fire, underneath the kettle, was a huge, black egg.</text:p>
          </table:table-cell>
        </table:table-row>
        <table:table-row>
          <table:table-cell table:style-name="Table1.A1" office:value-type="string">
            <text:p text:style-name="P16">ὁ δ’ Ἁγριώδης τοῦ γενείου δέει ἁπτόμενος ἐτονθόρυζέ τι ὡς οὐκ ἔχων τάληθὲς εἰπεῖν.</text:p>
          </table:table-cell>
          <table:table-cell table:style-name="Table1.A1" office:value-type="string">
            <text:p text:style-name="P16">"Ah," said Hagrid, fiddling nervously with his beard, "That's er..."</text:p>
          </table:table-cell>
        </table:table-row>
        <table:table-row>
          <table:table-cell table:style-name="Table1.A1" office:value-type="string">
            <text:p text:style-name="P17">κα<text:span text:style-name="T12">ὶ</text:span> ὁ Ῥοών ἐπὶ τῇ ἐσχάρᾳ ὀκλάζων ὡς ἐγγύθεν ὀψόμενος τὸ ᾠόν Πόθεν ἐκτήσω, ἔφη, ὧ Ἁγρίωδες<text:span text:style-name="T13">;</text:span></text:p>
          </table:table-cell>
          <table:table-cell table:style-name="Table1.A1" office:value-type="string">
            <text:p text:style-name="P17">"Where did you get it, Hagrid?" said Ron, crouching over the fire to get a closer look at the egg.</text:p>
          </table:table-cell>
        </table:table-row>
        <table:table-row>
          <table:table-cell table:style-name="Table1.A1" office:value-type="string">
            <text:p text:style-name="P17">πολυτελέστατον γὰρ ἦν σοι ὡς <text:span text:style-name="T13">ἔο</text:span>ικε<text:span text:style-name="T13">.</text:span></text:p>
          </table:table-cell>
          <table:table-cell table:style-name="Table1.A1" office:value-type="string">
            <text:p text:style-name="P17">"It must've cost you a fortune."</text:p>
          </table:table-cell>
        </table:table-row>
        <table:table-row>
          <table:table-cell table:style-name="Table1.A1" office:value-type="string">
            <text:p text:style-name="P17">Κομίζω γὰρ τόδε νικητήρια λαβών· χθὲς γὰρ τῆς ἑσπέρας ἐν τῴ δήμῳ μεθ’ ἑταίρων συμπίνων ξένῳ τινὶ συνεγενόμην κυβεύων.</text:p>
          </table:table-cell>
          <table:table-cell table:style-name="Table1.A1" office:value-type="string">
            <text:p text:style-name="P17">"Won it," said Hagrid. "Las' night. I was down in the village havin' a few drinks an' got into a game o' cards with a stranger.</text:p>
          </table:table-cell>
        </table:table-row>
        <table:table-row>
          <table:table-cell table:style-name="Table1.A1" office:value-type="string">
            <text:p text:style-name="P17">ἀλλ’ ἔμοιγ’ ἐδόκει ἄσμενος δὴ καταλιπεῖν αὐτό.</text:p>
          </table:table-cell>
          <table:table-cell table:style-name="Table1.A1" office:value-type="string">
            <text:p text:style-name="P17">Think he was quite glad ter get rid of it, ter be honest."</text:p>
          </table:table-cell>
        </table:table-row>
        <table:table-row>
          <table:table-cell table:style-name="Table1.A1" office:value-type="string">
            <text:p text:style-name="P17">Ἀλλὰ πῶς, <text:span text:style-name="T13">ἔ</text:span>φη ἡ Ἑρμιόνη, ἐν νῷ <text:span text:style-name="T13">ἔ</text:span>χεις χρῆσθαι αὐτῷ Ἐννενεοττευμένῳ;</text:p>
          </table:table-cell>
          <table:table-cell table:style-name="Table1.A1" office:value-type="string">
            <text:p text:style-name="P17">"But what are you going to do with it when it's hatched?" said Hermione.</text:p>
          </table:table-cell>
        </table:table-row>
        <table:table-row>
          <table:table-cell table:style-name="Table1.A1" office:value-type="string">
            <text:p text:style-name="P17">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table:style-name="Table1.A1" office:value-type="string">
            <text:p text:style-name="P17">"Well, I've bin doin' some readin' , said Hagrid, pulling a large book from under his pillow.<text:span text:style-name="T13"> "Got this outta the library -- Dragon Breeding for Pleasure and Profit -- it's a bit outta date, o' course, but it's all in here.</text:span></text:p>
          </table:table-cell>
        </table:table-row>
        <table:table-row>
          <table:table-cell table:style-name="Table1.A1" office:value-type="string">
            <text:p text:style-name="P17">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table:style-name="Table1.A1" office:value-type="string">
            <text:p text:style-name="P17">Keep the egg in the fire, 'cause their mothers breathe on I em, see, an' when it hatches, feed it on a bucket o' brandy mixed with chicken blood every half hour.</text:p>
          </table:table-cell>
        </table:table-row>
        <table:table-row>
          <table:table-cell table:style-name="Table1.A1" office:value-type="string">
            <text:p text:style-name="P17">κα<text:span text:style-name="T13">ὶ</text:span> <text:span text:style-name="T13">ἰ</text:span>δοὺ λέγει τὸ βιβλίον ὅπως <text:span text:style-name="T13">ἔ</text:span>νεστι τὰ ᾠὰ διαγιγνώσκειν ἄλλο ἀπ’ ἄλλου<text:span text:style-name="T13">·</text:span> το<text:span text:style-name="T13">ὐ</text:span>μ<text:span text:style-name="T13">ὸ</text:span>ν γάρ ἐστι Γλυπτόνωτος Ὑπερβόρεος, τῶν ἐπιτυχόντων οὐδαμῶς <text:span text:style-name="T13">ὄ</text:span>ν.</text:p>
          </table:table-cell>
          <table:table-cell table:style-name="Table1.A1" office:value-type="string">
            <text:p text:style-name="P17">An' see here -- how ter recognize diff'rent eggs -- what I got there's a Norwegian Ridgeback. They're rare, them."</text:p>
          </table:table-cell>
        </table:table-row>
        <table:table-row>
          <table:table-cell table:style-name="Table1.A1" office:value-type="string">
            <text:p text:style-name="P18">καὶ οὗτος μὲν ἐδόκει πάνυ ἀγαπᾶν τοῖς πεπραγμένοις, ἡ δ’ Ἑρμιόνη οὐχ ἡδομένη <text:span text:style-name="T14">Ὤ </text:span>Ἃγρίωδες, ἔφη, ἐν ξυλίνῃ διατρίβεις οἰκίᾳ.</text:p>
          </table:table-cell>
          <table:table-cell table:style-name="Table1.A1" office:value-type="string">
            <text:p text:style-name="P18">He looked very pleased with himself, but Hermione didn't.<text:span text:style-name="T14"> "Hagrid, you live in a wooden house," she said.</text:span></text:p>
          </table:table-cell>
        </table:table-row>
        <table:table-row>
          <table:table-cell table:style-name="Table1.A1" office:value-type="string">
            <text:p text:style-name="P18">ὁ δ’ οὐκ ἤκουεν, ἐμινύριζε δέ εὐθύμως φρύγανα ε<text:span text:style-name="T13">ἰ</text:span>ς τὴν ἐσχάραν ἅμα ῥίπτων.</text:p>
          </table:table-cell>
          <table:table-cell table:style-name="Table1.A1" office:value-type="string">
            <text:p text:style-name="P18">But Hagrid wasn't listening. He was humming merrily as he stoked the fire.</text:p>
          </table:table-cell>
        </table:table-row>
        <table:table-row>
          <table:table-cell table:style-name="Table1.A1" office:value-type="string">
            <text:p text:style-name="P18">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able:table-cell>
          <table:table-cell table:style-name="Table1.A1" office:value-type="string">
            <text:p text:style-name="P18">So now they had something else to worry about: what might happen to Hagrid if anyone found out he was hiding an illegal dragon in his hut.</text:p>
          </table:table-cell>
        </table:table-row>
        <table:table-row>
          <table:table-cell table:style-name="Table1.A1" office:value-type="string">
            <text:p text:style-name="P18">Εἴθ’ ἐφ’ ἡσυχίας μοι συμβαίη διατρίβειν εὖδαιμονοὺντι, εἶπεν ὁ Ῥοών ποτε.<text:span text:style-name="T14"> ἠγωνίζοντο γὰρ ἀνὰ πᾶσαν τὴν ἑσπέραν τῶν κατ’ οἶκον </text:span><text:soft-page-break/><text:span text:style-name="T14">μαθημάτων, ὧν πλείονα ἤδη ἐλάμβανον, μόλις κρατῆσαι.</text:span></text:p>
          </table:table-cell>
          <table:table-cell table:style-name="Table1.A1" office:value-type="string">
            <text:p text:style-name="P18">"Wonder what it's like to have a peaceful life," Ron sighed, as evening after evening they struggled through all the extra homework they were getting.</text:p>
          </table:table-cell>
        </table:table-row>
        <table:table-row>
          <table:table-cell table:style-name="Table1.A1" office:value-type="string">
            <text:p text:style-name="P18">καὶ ἡ Ἑρμιόνη, ἤρξατο ἤδη καταλόγους ποιουμένη, ὑπὲρ τοῦ θ<text:span text:style-name="T14">'</text:span> <text:span text:style-name="T14">Ἅ</text:span>ρείου κα<text:span text:style-name="T14">ὶ</text:span> τοῦ Ῥοῶνος πάνυ ἐπαχθὴς αὐτοῖς γενομένη.</text:p>
          </table:table-cell>
          <table:table-cell table:style-name="Table1.A1" office:value-type="string">
            <text:p text:style-name="P21">Hermione had now started making study schedules for Harry and Ron, too.<text:span text:style-name="T15"> It was driving them nuts.</text:span></text:p>
          </table:table-cell>
        </table:table-row>
        <table:table-row>
          <table:table-cell table:style-name="Table1.A1" office:value-type="string">
            <text:p text:style-name="P21">κ<text:span text:style-name="T14">ἄ</text:span>πειτα πρωΐνη ἡ <text:span text:style-name="T14">Ἡ</text:span>δυικτ<text:span text:style-name="T14">ὶ</text:span>ν ἐκόμισέ ποτ’ ἐπιστολὴν τῴ Ἁρείῳ ἑτέραν ὑφ’ Ἁγριώδους πεμφθεῖσαν βραχυλογήσαντος ὧδ<text:span text:style-name="T15">ε· Ἐννεοττεύει.</text:span></text:p>
          </table:table-cell>
          <table:table-cell table:style-name="Table1.A1" office:value-type="string">
            <text:p text:style-name="P21">Then, one breakfast time, Hedwig brought Harry another note from Hagrid.<text:span text:style-name="T15"> He had written only two words: It's hatching.</text:span></text:p>
          </table:table-cell>
        </table:table-row>
        <table:table-row>
          <table:table-cell table:style-name="Table1.A1" office:value-type="string">
            <text:p text:style-name="P21">ὁ μὲν οὖν Ῥοών εἶπεν ἀφιστάμενος τῆς βοτανικῆς σχολῆς <text:span text:style-name="T15">ἰ</text:span>έναι εὐθὺς πρὸς τὸ καλύβιον, ἡ δ’<text:span text:style-name="T15"> </text:span>Ἑρμιόνη τοῦτ’ οὐκ ἐβουλήθη.</text:p>
          </table:table-cell>
          <table:table-cell table:style-name="Table1.A1" office:value-type="string">
            <text:p text:style-name="P21">Ron wanted to skip Herbology and go straight down to the hut.<text:span text:style-name="T15"> Hermione wouldn't hear of it.</text:span></text:p>
          </table:table-cell>
        </table:table-row>
        <table:table-row>
          <table:table-cell table:style-name="Table1.A1" office:value-type="string">
            <text:p text:style-name="P21">Ποσάκις διὰ βίου σοι δράκοντα <text:span text:style-name="T15">ἰ</text:span>δεῖν ἐννεοττεύοντα ἐξέσται;</text:p>
          </table:table-cell>
          <table:table-cell table:style-name="Table1.A1" office:value-type="string">
            <text:p text:style-name="P21">"Hermione, how many times in our lives are we going to see a dragon hatching?"</text:p>
          </table:table-cell>
        </table:table-row>
        <table:table-row>
          <table:table-cell table:style-name="Table1.A1" office:value-type="string">
            <text:p text:style-name="P21">Ο<text:span text:style-name="T15">ὐ</text:span> μόνον πρὸς σχολὰς δεῖ φοιτῆσαι, ἀλλὰ καὶ πράγμαθ’ ἕξομεν<text:span text:style-name="T15"> ἡμεῖς τε καὶ Ἁγριώδης εἴ πῄ τις εὕροι ὅ τι πράττει-</text:span></text:p>
          </table:table-cell>
          <table:table-cell table:style-name="Table1.A1" office:value-type="string">
            <text:p text:style-name="P21">"We've got lessons, we'll get into trouble, and that's nothing to what Hagrid's going to be in when someone finds out what he's doing --"</text:p>
          </table:table-cell>
        </table:table-row>
        <table:table-row>
          <table:table-cell table:style-name="Table1.A1" office:value-type="string">
            <text:p text:style-name="P22">Σίγα, ἔγη ὁ Ἅρειος πρὸς οὖς αὐτῇ λέγων.</text:p>
          </table:table-cell>
          <table:table-cell table:style-name="Table1.A1" office:value-type="string">
            <text:p text:style-name="P5">"Shut up!" Harry whispered.</text:p>
          </table:table-cell>
        </table:table-row>
        <table:table-row>
          <table:table-cell table:style-name="Table1.A1" office:value-type="string">
            <text:p text:style-name="P5">ὁ γὰρ Μάλθακος ὀλίγους πόδας ἀπέχων αὐτῶν εἱστήκει παρακουσόμενος.</text:p>
          </table:table-cell>
          <table:table-cell table:style-name="Table1.A1" office:value-type="string">
            <text:p text:style-name="P5">Malfoy was only a few feet away and he had stopped dead to listen.</text:p>
          </table:table-cell>
        </table:table-row>
        <table:table-row>
          <table:table-cell table:style-name="Table1.A1" office:value-type="string">
            <text:p text:style-name="P5"><text:span text:style-name="T16">Ἅ</text:span>ρειος δ’ οὐκ ᾔδει πότερον πόλλ’ ἀκήκοεν ἢ οὔ· τὸ δ’ οὖν βλέμμα αὐτοῦ ἐπίφθονον ἐνόμιζεν εἶναι καὶ πικρόν.</text:p>
          </table:table-cell>
          <table:table-cell table:style-name="Table1.A1" office:value-type="string">
            <text:p text:style-name="P5">How much had he heard? Harry didn't like the look on Malfoy's face at all.</text:p>
          </table:table-cell>
        </table:table-row>
        <table:table-row>
          <table:table-cell table:style-name="Table1.A1" office:value-type="string">
            <text:p text:style-name="P5">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text:p>
          </table:table-cell>
          <table:table-cell table:style-name="Table1.A1" office:value-type="string">
            <text:p text:style-name="P5">Ron and Hermione argued all the way to Herbology and in the end, Hermione agreed to run down to Hagrid's with the other two during morning break.</text:p>
          </table:table-cell>
        </table:table-row>
        <table:table-row>
          <table:table-cell table:style-name="Table1.A1" office:value-type="string">
            <text:p text:style-name="P4">Τελευτησάσης ο<text:span text:style-name="T16">ὖ</text:span>ν τῆς σχολῆς ψοφήσαντος δέ τοῦ κώδωνος, οἱ τριττοί τὰ μυστρία εὐθὺς καταθέντες ὡς τάχιστα διὰ τὸν κῆπον ἦλθον</text:p>
            <text:p text:style-name="P5">πρὸς τὰ κράσπεδα τῆς ὕλης.</text:p>
          </table:table-cell>
          <table:table-cell table:style-name="Table1.A1" office:value-type="string">
            <text:p text:style-name="P5">When the bell sounded from the castle at the end of their lesson, the three of them dropped their trowels at once and hurried through the grounds to the edge of the forest.</text:p>
          </table:table-cell>
        </table:table-row>
        <table:table-row>
          <table:table-cell table:style-name="Table1.A1" office:value-type="string">
            <text:p text:style-name="P5">καὶ ὁ Ἁγριώδης ἠσπάσατ’ αὐτοὺς <text:span text:style-name="T16">ἔ</text:span>νθερμον βλέπων καὶ σφόδρα προθυμεῖσθαι δοκῶν.<text:span text:style-name="T16"> Παρ’ ἀκαρῆ ἐστὶν ἡ ἐκκόλαψις, ἔφη ἔνδον ἄγων αὐτούς.</text:span></text:p>
          </table:table-cell>
          <table:table-cell table:style-name="Table1.A1" office:value-type="string">
            <text:p text:style-name="P4">Hagrid greeted them, looking flushed and excited.</text:p>
            <text:p text:style-name="P5">"It's nearly out." He ushered them inside.</text:p>
          </table:table-cell>
        </table:table-row>
        <table:table-row>
          <table:table-cell table:style-name="Table1.A1" office:value-type="string">
            <text:p text:style-name="P5">καὶ μὴν τὸ ᾠὸν κατέλαβον ἐπὶ τῇ τραπέζῃ κείμενον, ῥήγματα παρέχον μεγάλα.</text:p>
          </table:table-cell>
          <table:table-cell table:style-name="Table1.A1" office:value-type="string">
            <text:p text:style-name="P5">The egg was lying on the table. There were deep cracks in it.</text:p>
          </table:table-cell>
        </table:table-row>
        <table:table-row>
          <table:table-cell table:style-name="Table1.A1" office:value-type="string">
            <text:p text:style-name="P5">κα<text:span text:style-name="T16">ὶ</text:span> ἐντὸς ἐκινεῖτό τι δεινὰ ἅμα φθέγματα ἐφιέν καὶ ἄδηλα.</text:p>
          </table:table-cell>
          <table:table-cell table:style-name="Table1.A1" office:value-type="string">
            <text:p text:style-name="P5">Something was moving inside; a funny clicking noise was coming from it.</text:p>
          </table:table-cell>
        </table:table-row>
        <table:table-row>
          <table:table-cell table:style-name="Table1.A1" office:value-type="string">
            <text:p text:style-name="P5">πάντες οὖν παρακαθήμενοι πρὸς τὴν τράπεζαν κεχηνότες ἐθεώρουν.</text:p>
          </table:table-cell>
          <table:table-cell table:style-name="Table1.A1" office:value-type="string">
            <text:p text:style-name="P5">They all drew their chairs up to the table and watched with bated breath.</text:p>
          </table:table-cell>
        </table:table-row>
        <table:table-row>
          <table:table-cell table:style-name="Table1.A1" office:value-type="string">
            <text:p text:style-name="P5">καὶ εὐθὺς ψόφον ἀκούσαντων αὐτῶν ὥς τινος <text:span text:style-name="T16">ἔ</text:span>νδοθεν ἀποξέοντος τὸ κέλυφος, σχιζομένου δέ τοῦ ᾠοῦ, τὸ δρακόντιον κατὰ τὴν τράπεζαν ἔπεσεν.</text:p>
          </table:table-cell>
          <table:table-cell table:style-name="Table1.A1" office:value-type="string">
            <text:p text:style-name="P5">All at once there was a scraping noise and the egg split open.<text:span text:style-name="T16"> The baby dragon flopped onto the table.</text:span></text:p>
          </table:table-cell>
        </table:table-row>
        <table:table-row>
          <table:table-cell table:style-name="Table1.A1" office:value-type="string">
            <text:p text:style-name="P5">ὁ δ’ Ἄρειος οὐκ ἐνόμιζεν αὐτὸ εὔμορφον εἶναι, ἴσον δοκοῦν γενέσθαι ἀλεξιβροχίῳ μέλανι διεστραμμένῳ.</text:p>
          </table:table-cell>
          <table:table-cell table:style-name="Table1.A1" office:value-type="string">
            <text:p text:style-name="P5">It wasn't exactly pretty; Harry thought it looked like a crumpled, black umbrella.</text:p>
          </table:table-cell>
        </table:table-row>
        <table:table-row>
          <table:table-cell table:style-name="Table1.A1" office:value-type="string">
            <text:p text:style-name="P5">ἀκανθώδη δέ τὰ πτερὰ εὐμεγέθη <text:span text:style-name="T16">ἦ</text:span>ν πρὸς τὸ σῶμα μέλαν καί ἰσχνόν.<text:span text:style-name="T16"> ῥύγχος δ’ εἶχε μακρὸν τοὺς μυκτῆρας εὐρεῖς παρέχον, καὶ κεράτια ἔτι βλαστάνοντα, καὶ ὀφθαλμοὺς ἐξόγκους γενομένους </text:span><text:soft-page-break/><text:span text:style-name="T16">καὶ βατραχείους τὸ χρῶμα,</text:span></text:p>
          </table:table-cell>
          <table:table-cell table:style-name="Table1.A1" office:value-type="string">
            <text:p text:style-name="P5">Its spiny wings were huge compared to its skinny<text:span text:style-name="T16"> jet body, it had a long snout with wide nostrils, the stubs of horns and bulging, orange eyes.</text:span></text:p>
          </table:table-cell>
        </table:table-row>
        <table:table-row>
          <table:table-cell table:style-name="Table1.A1" office:value-type="string">
            <text:p text:style-name="P5">καί πταρνύμενόν τι σπινθῆρας ὀλίγους ἐξέβαλεν ἀπὸ τοῦ ῥύγχους,</text:p>
          </table:table-cell>
          <table:table-cell table:style-name="Table1.A1" office:value-type="string">
            <text:p text:style-name="P5">It sneezed. A couple of sparks flew out of its snout.</text:p>
          </table:table-cell>
        </table:table-row>
        <table:table-row>
          <table:table-cell table:style-name="Table1.A1" office:value-type="string">
            <text:p text:style-name="P7">ὁ δέ Ἁγριώδης Οὐκοῦν καλός ἐστιν ὁ παῖς;</text:p>
          </table:table-cell>
          <table:table-cell table:style-name="Table1.A1" office:value-type="string">
            <text:p text:style-name="P7">"Isn't he beautiful?" Hagrid murmured.</text:p>
          </table:table-cell>
        </table:table-row>
        <table:table-row>
          <table:table-cell table:style-name="Table1.A104" office:value-type="string">
            <text:p text:style-name="P7">φὰς χεῖρα ἐξέτεινε θωπεύσων τὴν τοῦ δράκοντος κεφαλήν.</text:p>
          </table:table-cell>
          <table:table-cell table:style-name="Table1.A1" office:value-type="string">
            <text:p text:style-name="P7">He reached out a hand to stroke the dragon's head.</text:p>
          </table:table-cell>
        </table:table-row>
        <table:table-row>
          <table:table-cell table:style-name="Table1.A1" office:value-type="string">
            <text:p text:style-name="P7">ὁ δέ ἐπεχείρησεν εὐθὺς ἐνδάκνειν το<text:span text:style-name="T18">ὺ</text:span>ς δακτύλους αὐτοῦ, κάρχαρον δῆγμα παρέχων.</text:p>
          </table:table-cell>
          <table:table-cell table:style-name="Table1.A1" office:value-type="string">
            <text:p text:style-name="P6">It snapped at his fingers, showing pointed fangs.</text:p>
            <text:p text:style-name="P7"/>
          </table:table-cell>
        </table:table-row>
        <table:table-row>
          <table:table-cell table:style-name="Table1.A1" office:value-type="string">
            <text:p text:style-name="P7">Βαβαῖ τῆς φιλοστοργίας, ἔφη, γνωρίζει γὰρ ἤδη τὸ μαμμίδιον.</text:p>
          </table:table-cell>
          <table:table-cell table:style-name="Table1.A1" office:value-type="string">
            <text:p text:style-name="P7">"Bless him, look, he knows his mommy!" said Hagrid.</text:p>
          </table:table-cell>
        </table:table-row>
        <table:table-row>
          <table:table-cell table:style-name="Table1.A1" office:value-type="string">
            <text:p text:style-name="P25">ἀλλ’ ἡ Ἑρμιόνη <text:span text:style-name="T18">Ἦ</text:span> καὶ ταχέως, ὦ Ἁγρίωδες, ἡβάσκουσιν οἱ Γλυπτόνωτοι Ὑπερβόρεοι ἢ τί σοι δοκεῖ<text:span text:style-name="T18">;</text:span></text:p>
          </table:table-cell>
          <table:table-cell table:style-name="Table1.A1" office:value-type="string">
            <text:p text:style-name="P7">"Hagrid," said Hermione, "how fast do Norwegian Ridgebacks grow, exactly?"</text:p>
          </table:table-cell>
        </table:table-row>
        <table:table-row>
          <table:table-cell table:style-name="Table1.A1" office:value-type="string">
            <text:p text:style-name="P25">ὁ δ’ <text:span text:style-name="T17">ἔ</text:span>μελλεν ἀποκρίνασθαι καὶ ὠχριακώς ἀνεπηδήσεν <text:span text:style-name="T18">ἄ</text:span>φνω κα<text:span text:style-name="T18">ὶ</text:span> <text:span text:style-name="T18">ἔ</text:span>δραμεν εὐθὺς πρὸς τὴν θυρίδα.</text:p>
          </table:table-cell>
          <table:table-cell table:style-name="Table1.A1" office:value-type="string">
            <text:p text:style-name="P25">Hagrid was about to answer when the color suddenly drained from his face -- he leapt to his feet and ran to the window.</text:p>
          </table:table-cell>
        </table:table-row>
        <table:table-row>
          <table:table-cell table:style-name="Table1.A1" office:value-type="string">
            <text:p text:style-name="P25">Τί χρῆμα ἔχεις;</text:p>
          </table:table-cell>
          <table:table-cell table:style-name="Table1.A1" office:value-type="string">
            <text:p text:style-name="P25">"What's the matter?"</text:p>
          </table:table-cell>
        </table:table-row>
        <table:table-row>
          <table:table-cell table:style-name="Table1.A1" office:value-type="string">
            <text:p text:style-name="P25">Ἐθεώρει τις διὰ τὸ κενὸν τὸ μεταξὺ τῶν<text:span text:style-name="T17"> </text:span>καταπετασμάτων.<text:span text:style-name="T18"> Ἰδοῦ μαθητής τις ἀποτρέχει πρὸς τὸ φρούριον.</text:span></text:p>
          </table:table-cell>
          <table:table-cell table:style-name="Table1.A1" office:value-type="string">
            <text:p text:style-name="P25">"Someone was lookin' through the gap in the curtains -- it's a kid -- he's runnin' back up ter the school."</text:p>
          </table:table-cell>
        </table:table-row>
        <table:table-row>
          <table:table-cell table:style-name="Table1.A1" office:value-type="string">
            <text:p text:style-name="P25">ὁ δ’ <text:span text:style-name="T18">Ἅ</text:span>ρειος προσπηδήσας πρὸς τὴν θύραν ἔξω δέ τηρήσας ῥᾳδίως ἐγνώρισεν αὐτὸν καίπερ ἤδη πολὺ ἀπέχοντα.</text:p>
          </table:table-cell>
          <table:table-cell table:style-name="Table1.A1" office:value-type="string">
            <text:p text:style-name="P25">Harry bolted to the door and looked out. Even at a distance there was no mistaking him.</text:p>
          </table:table-cell>
        </table:table-row>
        <table:table-row>
          <table:table-cell table:style-name="Table1.A1" office:value-type="string">
            <text:p text:style-name="P25">Μάλθακος γὰρ τὸν δράκοντα εἶδεν.</text:p>
          </table:table-cell>
          <table:table-cell table:style-name="Table1.A1" office:value-type="string">
            <text:p text:style-name="P25">Malfoy had seen the dragon.</text:p>
          </table:table-cell>
        </table:table-row>
        <table:table-row>
          <table:table-cell table:style-name="Table1.A1" office:value-type="string">
            <text:p text:style-name="P25">μετὰ δέ ταῦτα τὸν Μάλθακον χείλεσι γοῦν ὑπογελῶντα ἀεὶ ὁρῶντες, ὁ <text:span text:style-name="T18">Ἅ</text:span>ρειος καὶ ὁ Ῥοών καί ἡ Ἑρμιόνη πάνυ φοβεροὶ ἐγίγνοντο.</text:p>
          </table:table-cell>
          <table:table-cell table:style-name="Table1.A1" office:value-type="string">
            <text:p text:style-name="P25">Something about the smile lurking on Malfoy's face during the next week made Harry, Ron, and Hermione very nervous.</text:p>
          </table:table-cell>
        </table:table-row>
        <table:table-row>
          <table:table-cell table:style-name="Table1.A1" office:value-type="string">
            <text:p text:style-name="P25">εἰ δέ σχολήν ποτ’ ἔχοιεν, ἐφοίτων σκοταῖοι πρὸς τὸ τοῦ<text:span text:style-name="T17"> </text:span><text:span text:style-name="T18">Ἅ</text:span>γριώδους καλύβιον ὡς πείσοντες αὐτὸν σωφρονεῖν.</text:p>
          </table:table-cell>
          <table:table-cell table:style-name="Table1.A1" office:value-type="string">
            <text:p text:style-name="P25">They spent most of their free time in Hagrid's darkened hut, trying to reason with him.</text:p>
          </table:table-cell>
        </table:table-row>
        <table:table-row>
          <table:table-cell table:style-name="Table1.A1" office:value-type="string">
            <text:p text:style-name="P25"><text:span text:style-name="T17"><text:s/></text:span>ὁ γὰρ Ἄρειος Ἀφὲς αῦτό, ἔφη, ἐλευθέρωσον.</text:p>
          </table:table-cell>
          <table:table-cell table:style-name="Table1.A1" office:value-type="string">
            <text:p text:style-name="P25">"Just let him go," Harry urged. "Set him free."</text:p>
          </table:table-cell>
        </table:table-row>
        <table:table-row>
          <table:table-cell table:style-name="Table1.A1" office:value-type="string">
            <text:p text:style-name="P25">Οὐχ οἶός τ’ εἶμί, ἔφη ὁ Ἁγριώδης, μικρότερος γάρ ἐστιν ἢ ὥστε ἐπιζῆν.<text:span text:style-name="T18"> ἀπόλοιτ’ ἄν.</text:span></text:p>
          </table:table-cell>
          <table:table-cell table:style-name="Table1.A1" office:value-type="string">
            <text:p text:style-name="P25">"I can't," said Hagrid. "He's too little. He'd die."</text:p>
          </table:table-cell>
        </table:table-row>
        <table:table-row>
          <table:table-cell table:style-name="Table1.A1" office:value-type="string">
            <text:p text:style-name="P25">καὶ τὸν δράκοντα σκοπούμενοι ᾔσθοντο τριπλάσιον ἑαυτοῦ γενέσθαι ἐντὸς ἑπτὰ ἡμερῶν.</text:p>
          </table:table-cell>
          <table:table-cell table:style-name="Table1.A1" office:value-type="string">
            <text:p text:style-name="P25">They looked at the dragon. It had grown three times in length in just a week.</text:p>
          </table:table-cell>
        </table:table-row>
        <table:table-row>
          <table:table-cell table:style-name="Table1.A1" office:value-type="string">
            <text:p text:style-name="P25">τύφοντα δ’ ἐώρων ἀεὶ καπνὸν ἐκ τῶν ῥινῶν.</text:p>
          </table:table-cell>
          <table:table-cell table:style-name="Table1.A1" office:value-type="string">
            <text:p text:style-name="P25">Smoke kept furling out of its nostrils.</text:p>
          </table:table-cell>
        </table:table-row>
        <table:table-row>
          <table:table-cell table:style-name="Table1.A1" office:value-type="string">
            <text:p text:style-name="P25">κεναὶ δ’ <text:span text:style-name="T18">ἔ</text:span>κειντο φιάλαι καὶ πτερὰ ὀρνίθεια κατὰ το<text:span text:style-name="T18">ὔ</text:span>δαφος, ὁ γὰρ Ἁγριώδης ὅλος ὢν περὶ τὰ τοῦ δράκοντος πάντως ἠμέλει τὰ τῆς<text:span text:style-name="T17"> </text:span>κυνηγιοφυλακικῆς.</text:p>
          </table:table-cell>
          <table:table-cell table:style-name="Table1.A1" office:value-type="string">
            <text:p text:style-name="P25">Hagrid hadn't been doing his gamekeeping duties because the dragon was keeping him so busy. There were empty brandy bottles and chicken feathers all over the floor.</text:p>
          </table:table-cell>
        </table:table-row>
        <table:table-row>
          <table:table-cell table:style-name="Table1.A1" office:value-type="string">
            <text:p text:style-name="P25">καὶ μαλακὸν βλέπων πρὸς τὸν δράκοντα <text:span text:style-name="T18">Ἔ</text:span>δοξέ μοι, ἔφη, Νορβέρτον ὀνομάσαι.</text:p>
          </table:table-cell>
          <table:table-cell table:style-name="Table1.A1" office:value-type="string">
            <text:p text:style-name="P25">"I've decided to call him Norbert," said Hagrid, looking at the dragon with misty eyes.</text:p>
          </table:table-cell>
        </table:table-row>
        <table:table-row>
          <table:table-cell table:style-name="Table1.A1" office:value-type="string">
            <text:p text:style-name="P25">ἀλλὰ γνωρίζει με ἀμέλει· <text:span text:style-name="T18">ἰ</text:span>δού. ὦ Νορβέρτε, <text:span text:style-name="T18">ὦ</text:span> Νορβερτίδιον, ποῦ τὸ μαννάριον;</text:p>
          </table:table-cell>
          <table:table-cell table:style-name="Table1.A1" office:value-type="string">
            <text:p text:style-name="P25">"He really knows me now, watch. Norbert! Norbert! Where's Mommy?"</text:p>
          </table:table-cell>
        </table:table-row>
        <table:table-row>
          <table:table-cell table:style-name="Table1.A1" office:value-type="string">
            <text:p text:style-name="P25"><text:span text:style-name="T18">Ἦ</text:span> κάρτα πάνυ κορύζης τὴν ῥῖνα μεστός ἐστιν Ἁγριώδης, εἶπεν ὁ Ῥοών πρὸς ο<text:span text:style-name="T18">ὖ</text:span>ς τῷ Ἁρείῳ.</text:p>
          </table:table-cell>
          <table:table-cell table:style-name="Table1.A1" office:value-type="string">
            <text:p text:style-name="P25">"He's lost his marbles," Ron muttered in Harry's<text:span text:style-name="T18"> ear.</text:span></text:p>
          </table:table-cell>
        </table:table-row>
        <table:table-row>
          <table:table-cell table:style-name="Table1.A1" office:value-type="string">
            <text:p text:style-name="P25">ὁ δέ μεγάλῃ τῇ φωνῇ Ὦ Ἁγρίωδες, ἔφη, ἐντὸς δυοῖν ἑβδομάδων ὁ Νορβέρτος ἴσος γενήσεται τὸ μῆκος τῷ σῷ οἶκιδίῳ.</text:p>
          </table:table-cell>
          <table:table-cell table:style-name="Table1.A1" office:value-type="string">
            <text:p text:style-name="P25">"Hagrid," said Harry loudly, "give it two weeks and Norbert's going to be as long as your house.</text:p>
          </table:table-cell>
        </table:table-row>
        <text:soft-page-break/>
        <table:table-row>
          <table:table-cell table:style-name="Table1.A1" office:value-type="string">
            <text:p text:style-name="P24">κα<text:span text:style-name="T18">ὶ</text:span> τῷ Μαλθάκῳ <text:span text:style-name="T18">ἔ</text:span>νεστιν <text:span text:style-name="T18">ἰ</text:span>έναι πρὸς τὸν Διμπλόδωρον ὅταν θέλῃ.</text:p>
          </table:table-cell>
          <table:table-cell table:style-name="Table1.A1" office:value-type="string">
            <text:p text:style-name="P25">Malfoy could go to Dumbledore at any moment."</text:p>
          </table:table-cell>
        </table:table-row>
        <table:table-row>
          <table:table-cell table:style-name="Table1.A1" office:value-type="string">
            <text:p text:style-name="P24">ἐκεῖνος δέ δάκνων τὰ χείλη Ἐγὼ μὲν γὰρ οῖδα, ἔφη, αὐτὸν κτῆμα εἷς ἀεὶ οὐκ ἐσόμενον, οὐδ’ ε”χω ἀτεχνῶς <text:span text:style-name="T19">ἀ</text:span>πορρῖψαι<text:span text:style-name="T19">·</text:span> ἀδύνατον γάρ<text:span text:style-name="T19">.</text:span></text:p>
          </table:table-cell>
          <table:table-cell table:style-name="Table1.A1" office:value-type="string">
            <text:p text:style-name="P24">Hagrid bit his lip.<text:span text:style-name="T19"> </text:span>"I -- I know I can't keep him forever, but I can't jus' dump him, I can't."</text:p>
          </table:table-cell>
        </table:table-row>
        <table:table-row>
          <table:table-cell table:style-name="Table1.A1" office:value-type="string">
            <text:p text:style-name="P24">ὁ δ’ <text:span text:style-name="T19">Ἅ</text:span>ρειος πρὸς τὸν Ῥοῶνα βλέψας Κάρολον ὠνόμασεν.</text:p>
          </table:table-cell>
          <table:table-cell table:style-name="Table1.A1" office:value-type="string">
            <text:p text:style-name="P24">Harry suddenly turned to Ron. Charlie, he said.</text:p>
          </table:table-cell>
        </table:table-row>
        <table:table-row>
          <table:table-cell table:style-name="Table1.A1" office:value-type="string">
            <text:p text:style-name="P24">ὁ δ’ ἀποκρινόμενος Καὶ σύ, ἔφη, κορυζᾶς μοι ἐγένου.</text:p>
          </table:table-cell>
          <table:table-cell table:style-name="Table1.A1" office:value-type="string">
            <text:p text:style-name="P24">"You're losing it, too," said Ron.</text:p>
          </table:table-cell>
        </table:table-row>
        <table:table-row>
          <table:table-cell table:style-name="Table1.A1" office:value-type="string">
            <text:p text:style-name="P24">ἦ κα<text:span text:style-name="T19">ὶ </text:span>Ῥο<text:span text:style-name="T19">ὼ</text:span>ν ἔτ’ ὢν λέληθά σε;</text:p>
          </table:table-cell>
          <table:table-cell table:style-name="Table1.A1" office:value-type="string">
            <text:p text:style-name="P24">"I'm Ron, remember?"</text:p>
          </table:table-cell>
        </table:table-row>
        <table:table-row>
          <table:table-cell table:style-name="Table1.A1" office:value-type="string">
            <text:p text:style-name="P24">Τὸν γὰρ Κάρολον λέγω τὸν σὸν ἀδελφὸν ὅστις ἐν Ῥουμανίᾳ διατρίβων περὶ τοὺς δράκοντας φιλοσοφεῖ, ἐξὸν ἐκεῖσε ἀποπέμψαι τὸν<text:span text:style-name="T16"> </text:span>Νορβέρτον.</text:p>
          </table:table-cell>
          <table:table-cell table:style-name="Table1.A1" office:value-type="string">
            <text:p text:style-name="P24">"No -- Charlie -- your brother, Charlie. In Romania. Studying dragons.<text:span text:style-name="T19"> </text:span>We could send Norbert to him.</text:p>
          </table:table-cell>
        </table:table-row>
        <table:table-row>
          <table:table-cell table:style-name="Table1.A1" office:value-type="string">
            <text:p text:style-name="P24">ἐκεῖνος γὰρ θρέψας αὐτὸν εἰς τὴν ἐρημίαν ἐλευθερώσειεν ἄν.</text:p>
          </table:table-cell>
          <table:table-cell table:style-name="Table1.A1" office:value-type="string">
            <text:p text:style-name="P24">Charlie can take care of him and then put him back in the wild!"</text:p>
          </table:table-cell>
        </table:table-row>
        <table:table-row>
          <table:table-cell table:style-name="Table1.A1" office:value-type="string">
            <text:p text:style-name="P24">Καλῶς λέγεις, <text:span text:style-name="T19">ἔ</text:span>φη ὁ Ῥοών.</text:p>
          </table:table-cell>
          <table:table-cell table:style-name="Table1.A1" office:value-type="string">
            <text:p text:style-name="P24">"Brilliant!" said Ron.</text:p>
          </table:table-cell>
        </table:table-row>
        <table:table-row>
          <table:table-cell table:style-name="Table1.A1" office:value-type="string">
            <text:p text:style-name="P24">πῶς δοκεῖς, ὦ Ἁγρίωδες;</text:p>
          </table:table-cell>
          <table:table-cell table:style-name="Table1.A1" office:value-type="string">
            <text:p text:style-name="P24">"How about it, Hagrid?"</text:p>
          </table:table-cell>
        </table:table-row>
        <table:table-row>
          <table:table-cell table:style-name="Table1.A1" office:value-type="string">
            <text:p text:style-name="P24">συμφήσαντος δὲ τέλεον ἐκείνου, γλαῦκ’ ἐπέμψαν πρὸς τὸν Κάρολον εἴ πως ἐθέλοι βοηθῆσαι.</text:p>
          </table:table-cell>
          <table:table-cell table:style-name="Table1.A1" office:value-type="string">
            <text:p text:style-name="P24">And in the end, Hagrid agreed that they could send -an owl to Charlie to ask him.</text:p>
          </table:table-cell>
        </table:table-row>
        <table:table-row>
          <table:table-cell table:style-name="Table1.A1" office:value-type="string">
            <text:p text:style-name="P24">καί μακρὸν ἤδη χρόνον περιμείναντες, ὡς ἐδόκει, τῇ τετάρτῃ ὁ <text:span text:style-name="T19">Ἅ</text:span>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text:span text:style-name="T19">ἰ</text:span>κονικὴν ὥσπερ οὐδαμόθεν ἐφάνη ὁ Ῥοὼν ἐκδυόμενος ἅμα τὴν τοῦ <text:span text:style-name="T19">Ἅ</text:span>ρείου χλαῖναν τὴν ἀφανείας.</text:p>
          </table:table-cell>
          <table:table-cell table:style-name="Table1.A1" office:value-type="string">
            <text:p text:style-name="P24">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text:p>
          </table:table-cell>
        </table:table-row>
        <table:table-row>
          <table:table-cell table:style-name="Table1.A1" office:value-type="string">
            <text:p text:style-name="P24">φοιτήσας γὰρ πρὸς τὸ καλύβιον συνέπραττε τῷ Ἁγριώδει τρέφοντι τὸν Νορβέρτον<text:span text:style-name="T1">·</text:span><text:span text:style-name="T9"> </text:span>οὗτος γὰρ ἤδη ἐφίλει τῶν μεγάλων μυῶν καταπίνειν καθ’ ἡμέραν<text:span text:style-name="T16"> </text:span>μυρίους.</text:p>
          </table:table-cell>
          <table:table-cell table:style-name="Table1.A1" office:value-type="string">
            <text:p text:style-name="P24">He had been down at Hagrid's hut, helping him feed Norbert, who was now eating dead rats by the crate.</text:p>
          </table:table-cell>
        </table:table-row>
        <table:table-row>
          <table:table-cell table:style-name="Table1.A1" office:value-type="string">
            <text:p text:style-name="P24"><text:span text:style-name="T9">Ἔ</text:span>δηξέ με, ἔφη τὴν δεξιὰν αἱματηρὰν δείξας μάκτρῳ κεκαλυμμένην.</text:p>
          </table:table-cell>
          <table:table-cell table:style-name="Table1.A1" office:value-type="string">
            <text:p text:style-name="P24">"It bit me!" he said, showing them his hand, which was wrapped in a bloody handkerchief.</text:p>
          </table:table-cell>
        </table:table-row>
        <table:table-row>
          <table:table-cell table:style-name="Table1.A1" office:value-type="string">
            <text:p text:style-name="P24">οὐ γὰρ οἷός τ’ ἔσομαι γραφίδα ἔχειν δι’ ἑβδομάδα. πιθοῦ<text:span text:style-name="T16"> </text:span>μοι· ἐκεῖνος γὰρ ὁ δράκων κνώδαλόν ἐστι<text:span text:style-name="T16"> </text:span>βδελυρώτατον πάντων. ὁ<text:span text:style-name="T16"> </text:span>δ’ Ἁγριώδης ὅμως φιλεῖ χρῆσθαι αὐτῷ ὥσπερ κυνίκλῳ τινὶ μικρῷ<text:span text:style-name="T16"> </text:span>καὶ ο<text:span text:style-name="T19">ὐ</text:span>λότριχι.</text:p>
          </table:table-cell>
          <table:table-cell table:style-name="Table1.A1" office:value-type="string">
            <text:p text:style-name="P24">"I'm not going to be able to hold a quill for a week. I tell you, that dragon's the most horrible animal I've ever met, but the way Hagrid goes on about it, you'd think it was a fluffy little bunny rabbit.</text:p>
          </table:table-cell>
        </table:table-row>
        <table:table-row>
          <table:table-cell table:style-name="Table1.A1" office:value-type="string">
            <text:p text:style-name="P23">ἐμοὶ γὰρ δεδηγμένῳ ἐπετίμησεν ὡς φοβήσαντι</text:p>
            <text:p text:style-name="P24">αὐτόν.</text:p>
          </table:table-cell>
          <table:table-cell table:style-name="Table1.A1" office:value-type="string">
            <text:p text:style-name="P24">When it bit me he told me off for frightening it.</text:p>
          </table:table-cell>
        </table:table-row>
        <table:table-row>
          <table:table-cell table:style-name="Table1.A1" office:value-type="string">
            <text:p text:style-name="P24">κα<text:span text:style-name="T19">ὶ</text:span> ἀπιόντος μου ἐβαυκάλα αὐτόν.</text:p>
          </table:table-cell>
          <table:table-cell table:style-name="Table1.A1" office:value-type="string">
            <text:p text:style-name="P24">And when I left, he was singing it a lullaby."</text:p>
          </table:table-cell>
        </table:table-row>
        <table:table-row>
          <table:table-cell table:style-name="Table1.A1" office:value-type="string">
            <text:p text:style-name="P24">ἐνταῦθα δὴ <text:span text:style-name="T19">ἔ</text:span>κοψέ τις τὴν θυρίδα.</text:p>
          </table:table-cell>
          <table:table-cell table:style-name="Table1.A1" office:value-type="string">
            <text:p text:style-name="P24">There was a tap on the dark window.</text:p>
          </table:table-cell>
        </table:table-row>
        <table:table-row>
          <table:table-cell table:style-name="Table1.A1" office:value-type="string">
            <text:p text:style-name="P24"><text:span text:style-name="T19">Ἡ</text:span>δυικτίν ἐστιν, ἦ δ’ ὃς ὁ Ἄρειος σπεύδων εἰσαγαγεῖν αὐτήν.</text:p>
          </table:table-cell>
          <table:table-cell table:style-name="Table1.A1" office:value-type="string">
            <text:p text:style-name="P24">"It's Hedwig!" said Harry, hurrying to let her in.</text:p>
          </table:table-cell>
        </table:table-row>
        <table:table-row>
          <table:table-cell table:style-name="Table1.A1" office:value-type="string">
            <text:p text:style-name="P24">κομίζει γὰρ ἐπιστολὴν τῷ Καρόλῳ<text:span text:style-name="T16"> </text:span>ἀντιγεγραμμένην.</text:p>
          </table:table-cell>
          <table:table-cell table:style-name="Table1.A1" office:value-type="string">
            <text:p text:style-name="P24">"She'll have Charlie's answer!"</text:p>
          </table:table-cell>
        </table:table-row>
        <table:table-row>
          <table:table-cell table:style-name="Table1.A1" office:value-type="string">
            <text:p text:style-name="P24">καί οἱ τριττοί προνεύοντες ὁμοῦ ἀνέγνωσαν τάδε·</text:p>
          </table:table-cell>
          <table:table-cell table:style-name="Table1.A1" office:value-type="string">
            <text:p text:style-name="P24">The three of them put their heads together to read the note.</text:p>
          </table:table-cell>
        </table:table-row>
        <table:table-row>
          <table:table-cell table:style-name="Table1.A1" office:value-type="string">
            <text:p text:style-name="P26">Κάρολος Ῥοῶνι<text:span text:style-name="T16"> </text:span>Πῶς <text:span text:style-name="T19">ἔ</text:span>χεις<text:span text:style-name="T19">;</text:span></text:p>
          </table:table-cell>
          <table:table-cell table:style-name="Table1.A1" office:value-type="string">
            <text:p text:style-name="P26">Dear Ron,<text:span text:style-name="T20"> </text:span>How are you?</text:p>
          </table:table-cell>
        </table:table-row>
        <text:soft-page-break/>
        <table:table-row>
          <table:table-cell table:style-name="Table1.A1" office:value-type="string">
            <text:p text:style-name="P26">κεχαρισμένην <text:span text:style-name="T20">ἔ</text:span>πεμψάς μοι ἐπιστολήν.<text:span text:style-name="T20"> προσδέξομαι μέν οὖν ἅσμενος τὸν Γλυπτόνωτον Ὑπερβόρεον,</text:span><text:span text:style-name="T16"> </text:span><text:span text:style-name="T20">μετακομίσαι δ’ αὐτὸν δεῦρο χαλεπὸν ἔσται.</text:span></text:p>
          </table:table-cell>
          <table:table-cell table:style-name="Table1.A1" office:value-type="string">
            <text:p text:style-name="P26">Thanks for the letter -- I'd be glad to take the Norwegian Ridgeback, but it won't be easy getting him here.</text:p>
          </table:table-cell>
        </table:table-row>
        <table:table-row>
          <table:table-cell table:style-name="Table1.A1" office:value-type="string">
            <text:p text:style-name="P26">βέλτιστον γὰρ ἂν<text:span text:style-name="T16"> </text:span>εἴη οἶμαι εἷ ἑταῖροί τινες - μέλλουσι γὰρ φοιτήσειν παρ’ ἐμὲ<text:span text:style-name="T16"> </text:span>τῆς ἐπιούσης ἑβδομάδος - κομίσαιεν αὐτόν.</text:p>
          </table:table-cell>
          <table:table-cell table:style-name="Table1.A1" office:value-type="string">
            <text:p text:style-name="P26">I think the best thing will be to send him over with some friends of mine who are coming to visit me next week.</text:p>
          </table:table-cell>
        </table:table-row>
        <table:table-row>
          <table:table-cell table:style-name="Table1.A1" office:value-type="string">
            <text:p text:style-name="P28">δράκοντα δ<text:span text:style-name="T20">ὲ </text:span>παράνομον κομίζουσιν οὐ πρέπει ἁλῶναι.</text:p>
          </table:table-cell>
          <table:table-cell table:style-name="Table1.A1" office:value-type="string">
            <text:p text:style-name="P28">Trouble is, they mustn't be seen carrying an illegal dragon.</text:p>
          </table:table-cell>
        </table:table-row>
        <table:table-row>
          <table:table-cell table:style-name="Table1.A1" office:value-type="string">
            <text:p text:style-name="P28">ἦ που ε”ξεστί σοι καταστῆσαι τὸν Γλυπτόνωτον ἐπ’ ἄκρῳ τῷ<text:span text:style-name="T16"> </text:span>πύργῳ τῷ ὑψηλοτάτῳ μέσῃ τῇ νυκτὶ τῷ Σαββάτῳ;</text:p>
          </table:table-cell>
          <table:table-cell table:style-name="Table1.A1" office:value-type="string">
            <text:p text:style-name="P28">Could you get the Ridgeback up the tallest tower at midnight on Saturday?</text:p>
          </table:table-cell>
        </table:table-row>
        <table:table-row>
          <table:table-cell table:style-name="Table1.A1" office:value-type="string">
            <text:p text:style-name="P28">οἱ ἑταῖροι<text:span text:style-name="T16"> </text:span>ἐκεῖ ἀπαντήσαντές σοι σκοταῖοι ἀφαιρήσουσιν αὐτόν.</text:p>
          </table:table-cell>
          <table:table-cell table:style-name="Table1.A1" office:value-type="string">
            <text:p text:style-name="P28">They can meet you there and take him away while it's still dark.</text:p>
          </table:table-cell>
        </table:table-row>
        <table:table-row>
          <table:table-cell table:style-name="Table1.A1" office:value-type="string">
            <text:p text:style-name="P28">ἀντίγραφόν μοι ὡς τάχιστα.</text:p>
          </table:table-cell>
          <table:table-cell table:style-name="Table1.A1" office:value-type="string">
            <text:p text:style-name="P28">Send me an answer as soon as possible.</text:p>
          </table:table-cell>
        </table:table-row>
        <table:table-row>
          <table:table-cell table:style-name="Table1.A1" office:value-type="string">
            <text:p text:style-name="P28">ἔρρωσο.</text:p>
          </table:table-cell>
          <table:table-cell table:style-name="Table1.A1" office:value-type="string">
            <text:p text:style-name="P28">Love, Charlie</text:p>
          </table:table-cell>
        </table:table-row>
        <table:table-row>
          <table:table-cell table:style-name="Table1.A1" office:value-type="string">
            <text:p text:style-name="P28">κα<text:span text:style-name="T5">ὶ</text:span> ἀποροῦντές τι βραχὺν χρόνον πρὸς ἀλλήλους ἔβλεπον.</text:p>
          </table:table-cell>
          <table:table-cell table:style-name="Table1.A1" office:value-type="string">
            <text:p text:style-name="P28">They looked at one another.</text:p>
          </table:table-cell>
        </table:table-row>
        <table:table-row>
          <table:table-cell table:style-name="Table1.A1" office:value-type="string">
            <text:p text:style-name="P27">ὁ δ’ “Ἀρειος Ἀλλὰ τὴν χλαῖναν γοῦν, ἔφη, τὴν ἀφανείας ε”χουσιν ἡμῖν τοσαύτην οὖσαν ὥστε καλύψαι πῶς δοκεῖς ἡμᾶς τ’ αὐτοὺς καὶ<text:span text:style-name="T16"> </text:span>τὸν Νορβέρτον οὐδαμῶς ἔργον ἔσται.</text:p>
          </table:table-cell>
          <table:table-cell table:style-name="Table1.A1" office:value-type="string">
            <text:p text:style-name="P28">"We've got the invisibility cloak," said Harry. "It shouldn't be too difficult -- I think the cloaks big enough to cover two of us and Norbert."</text:p>
          </table:table-cell>
        </table:table-row>
        <table:table-row>
          <table:table-cell table:style-name="Table1.A1" office:value-type="string">
            <text:p text:style-name="P28">ο<text:span text:style-name="T5">ἱ</text:span> δ’ ἕτεροι ὡμολόγησαν συμπράξειν ἄρτι τοσαῦτ’ ἐξαντλήσαντες<text:span text:style-name="T16"> </text:span>ὥστε πάντα ποιεῖσθαι ἂν εἴ γ’ ἀπαλλαγεῖεν τοῦ τε Νορβέρτου καί<text:span text:style-name="T16"> </text:span>τὸ μέγιστον τοῦ Μαλθάκου.</text:p>
          </table:table-cell>
          <table:table-cell table:style-name="Table1.A1" office:value-type="string">
            <text:p text:style-name="P28">It was a mark of how bad the last week had been that the other two agreed with him. Anything to get rid of Norbert -- and Malfoy.</text:p>
          </table:table-cell>
        </table:table-row>
        <table:table-row>
          <table:table-cell table:style-name="Table1.A1" office:value-type="string">
            <text:p text:style-name="P28">ἀλλ’ ἐξ ἀπροσδοκήτου συνέβη τι· τῇ γὰρ ὑστεραίᾳ ὁ Ῥοὼν τὴν<text:span text:style-name="T16"> </text:span>χεῖρα τὴν δράκοντι δεδηγμένην εἶδεν ἐξῳδηκυῖαν διπλῆν τοῦ συν-ήθους.</text:p>
          </table:table-cell>
          <table:table-cell table:style-name="Table1.A1" office:value-type="string">
            <text:p text:style-name="P28">There was a hitch. By the next morning, Ron's bitten hand had swollen to twice its usual size.</text:p>
          </table:table-cell>
        </table:table-row>
        <table:table-row>
          <table:table-cell table:style-name="Table1.A1" office:value-type="string">
            <text:p text:style-name="P28">καὶ πρῶτον μὲν οὐκ ᾔδει ε<text:span text:style-name="T5">ἰ</text:span> ἀσφαλὴς εἴη ἐλθὼν πρὸς τὴν<text:span text:style-name="T16"> </text:span>Πομφόλυγα φοβούμενος μὴ ο<text:span text:style-name="T5">ὐ</text:span> λάθοι αὐτὴν ὑπὸ δράκοντος τραυματισθείς.</text:p>
          </table:table-cell>
          <table:table-cell table:style-name="Table1.A1" office:value-type="string">
            <text:p text:style-name="P28">He didn't know whether it was safe to go to Madam Pomfrey -- would she recognize a dragon bite?</text:p>
          </table:table-cell>
        </table:table-row>
        <table:table-row>
          <table:table-cell table:style-name="Table1.A1" office:value-type="string">
            <text:p text:style-name="P28">ἔπειτα δέ τῆς δείλης ἐπιγενομένης οὐκέτ’ ἐν μεθορίῳ<text:span text:style-name="T16"> </text:span>δυοῖν ἐναντίων κατέστη· τὸ γὰρ ἕλκος <text:span text:style-name="T5">ἰ</text:span>ῶδες ἐγένετο τὸ χρῶμα, τῶν<text:span text:style-name="T14"> </text:span>τοῦ Νορβέρτου ὀδόντων ὡς ἐῴκει δηλητήριόν τι παρασχόντων.</text:p>
          </table:table-cell>
          <table:table-cell table:style-name="Table1.A1" office:value-type="string">
            <text:p text:style-name="P28">By the afternoon, though, he had no choice. The cut had turned a nasty shade of green. It looked as if Norbert's fangs were poisonous.</text:p>
          </table:table-cell>
        </table:table-row>
        <table:table-row>
          <table:table-cell table:style-name="Table1.A1" office:value-type="string">
            <text:p text:style-name="P28">καὶ ἀμφὶ δείλην ὀψίαν ὁ ’Ἀρειος καὶ ἡ Ἑρμιόνη ἐπειγόμενοι<text:span text:style-name="T14"> </text:span>ἀφίκοντο πρὸς τὸ νοσοκομεῖον· τὸν δέ Ῥοῶνα κατέλαβον κακὰ<text:span text:style-name="T14"> </text:span>πράττοντα ἐν κλίνῃ κείμενον.</text:p>
          </table:table-cell>
          <table:table-cell table:style-name="Table1.A1" office:value-type="string">
            <text:p text:style-name="P28">Harry and Hermione rushed up to the hospital wing at the end of the day to find Ron in a terrible state in bed.</text:p>
          </table:table-cell>
        </table:table-row>
        <table:table-row>
          <table:table-cell table:style-name="Table1.A1" office:value-type="string">
            <text:p text:style-name="P28">ψιθυρίζων δέ Ἀλλὰ πράγματα ε”στι μοι οὐ μόνον ὀδυνωμένῳ τὴν<text:span text:style-name="T14"> </text:span>χεῖρα - τοσοῦτο γὰρ ἀλγῶ ὡσεί τις ἔμελλεν ἀποτεμεῖν αὐτήν -<text:span text:style-name="T14"> </text:span>ἀλλὰ καὶ τοῦ Μαλθάκου ἕνεκα.</text:p>
          </table:table-cell>
          <table:table-cell table:style-name="Table1.A1" office:value-type="string">
            <text:p text:style-name="P28">"It's not just my hand," he whispered, "although that feels like it's about to fall off.</text:p>
          </table:table-cell>
        </table:table-row>
        <table:table-row>
          <table:table-cell table:style-name="Table1.A1" office:value-type="string">
            <text:p text:style-name="P28">ὁ δ’ εἶπε τῇ Πομφόλυγι ὡς φοιτ-<text:span text:style-name="T14"> </text:span>ήσας παρ’ ἐμὲ χρήσασθαι βούλεται βιβλίον τι δῆθεν, τῷ ὄντι θέλων<text:span text:style-name="T16"> </text:span>σκώπτειν καὶ μωκᾶσθαι.</text:p>
          </table:table-cell>
          <table:table-cell table:style-name="Table1.A1" office:value-type="string">
            <text:p text:style-name="P28">Malfoy told Madam Pomfrey he wanted to borrow one of my books so he could come and have a good laugh at me.</text:p>
          </table:table-cell>
        </table:table-row>
        <table:table-row>
          <table:table-cell table:style-name="Table1.A1" office:value-type="string">
            <text:p text:style-name="P28">ἠπείλει δέ μοι δηλώσειν αὐτῇ πρὸς ὅτου<text:span text:style-name="T14"> </text:span>ἄρα δεδηγμένος εἵην· ἐγὼ μὲν γὰρ ἔφην κύνα εἶναι τὸν <text:soft-page-break/>δήξαντα,<text:span text:style-name="T14"> </text:span>αὕτη δ’ οἶμαι οὐ πιστεύει μοι. εἴθ’ ὤφελον μὴ πατάξαι τὸν<text:span text:style-name="T14"> </text:span>Μάλθακον ἐπὶ τοῦ ἀγῶνος τοῦ <text:span text:style-name="T5">ἰ</text:span>καροσφαιρικοῦ. τιμωρεῖταί με<text:span text:style-name="T14"> </text:span>δηλαδή.<text:span text:style-name="T14"> </text:span></text:p>
          </table:table-cell>
          <table:table-cell table:style-name="Table1.A1" office:value-type="string">
            <text:p text:style-name="P28">He kept threatening to tell her what really bit me -- I've told her it was a dog, but I don't think she <text:soft-page-break/>believes me -I shouldn't have hit him at the Quidditch match, that's why he's doing this."</text:p>
          </table:table-cell>
        </table:table-row>
        <table:table-row>
          <table:table-cell table:style-name="Table1.A1" office:value-type="string">
            <text:p text:style-name="P27">ὁ δ’ <text:span text:style-name="T5">Ἅ</text:span>ρειος καί ἡ Ἑρμιόνη πραΰνειν αὐτὸν ἐπεχείρουν· εἰπούσης<text:span text:style-name="T16"> </text:span>δέ ταύτης ὅτι Μέσῃ τῇ νυκτὶ τοῦ Σαββάτου πάντα τετελεσμένα<text:span text:style-name="T14"> </text:span>ἔσται, οὐδαμῶς ἐπραΰνετο, μᾶλλον δ’ ἆνακαθιζόμενος εὐθὺς πάνυ ἵδρωτι ἐρρεῖτο.<text:span text:style-name="T16"> καὶ τραχύφωνος Μέσῃ τῇ νυκτί, ἔφη, τοῦ Σαββάτου.</text:span></text:p>
          </table:table-cell>
          <table:table-cell table:style-name="Table1.A1" office:value-type="string">
            <text:p text:style-name="P28">Harry and Hermione tried to calm Ron down.</text:p>
            <text:p text:style-name="P28">"It'll all be over at midnight on Saturday," said Hermione, but this didn't soothe Ron at all. On the contrary, he sat bolt upright and broke into a sweat.</text:p>
          </table:table-cell>
        </table:table-row>
        <table:table-row>
          <table:table-cell table:style-name="Table1.A1" office:value-type="string">
            <text:p text:style-name="P28">ιὀὑ ιὀὑ τῶν<text:span text:style-name="T16"> </text:span>κακῶν, νῦν δὴ μέμνημαι· ἡ γὰρ ἐπιστολὴ ἡ τοῦ Καρόλου ἐν τῷ<text:span text:style-name="T14"> </text:span>βιβλίῳ ἦν ἐκείνῳ ὅπερ ἀφεῖλεν ὁ Μάλθακος. δῆλον οὖν ὅτι<text:span text:style-name="T14"> </text:span>αθήσεται ὡς μέλλομεν ἀπολυθήσεσθαι τοῦ Νορβέρτου.</text:p>
          </table:table-cell>
          <table:table-cell table:style-name="Table1.A1" office:value-type="string">
            <text:p text:style-name="P28">"Midnight on Saturday!" he said in a hoarse voice. "Oh no oh no -- I've just remembered -- Charlie's letter was in that book Malfoy took, he's going to know we're getting rid of Norbert."</text:p>
          </table:table-cell>
        </table:table-row>
        <table:table-row>
          <table:table-cell table:style-name="Table1.A1" office:value-type="string">
            <text:p text:style-name="P28">τὸν Ἄρειον μέντοι καὶ τὴν Ἑρμιόνην μέλλοντας ἀποκρινεῖσθαι<text:span text:style-name="T14"> </text:span>ἔφθασεν ἡ Π ομφόλυξ παρελθοῦσα καὶ κελεύσασα ἀπιέναι ὡς ὕπνου<text:span text:style-name="T14"> </text:span>δεομένου τοὺ Ῥοῶνος.</text:p>
          </table:table-cell>
          <table:table-cell table:style-name="Table1.A1" office:value-type="string">
            <text:p text:style-name="P28">Harry and Hermione didn't get a chance to answer. Madam Pomfrey came over at that moment and made them leave, saying Ron needed sleep.</text:p>
          </table:table-cell>
        </table:table-row>
        <table:table-row>
          <table:table-cell table:style-name="Table1.A1" office:value-type="string">
            <text:p text:style-name="P28">εἶπε τοίνυν ὁ Ἄρειος τῇ Ἑρμιόνῃ ὅτι Παρελήλυθεν ὁ καιρὸς ἡμῖν<text:span text:style-name="T14"> </text:span>τοῦ μεταβουλεύεσθαι ὡς πέμψασιν ἑτέραν γλαῦκα πρὸς τὸν<text:span text:style-name="T14"> </text:span>Κάρολον. τυχὸν γὰρ ἅπαξ ε”ξεστιν ἀπαλλάξασθαι τοῦ Νορβέρτου,<text:span text:style-name="T16"> </text:span>καιροῦ νῦν δὴ δίδοντος.</text:p>
          </table:table-cell>
          <table:table-cell table:style-name="Table1.A1" office:value-type="string">
            <text:p text:style-name="P28">"It's too late to change the plan now," Harry told Hermione. "We haven't got time to send Charlie another owl, and this could be our only chance to get rid of Norbert.</text:p>
          </table:table-cell>
        </table:table-row>
        <table:table-row>
          <table:table-cell table:style-name="Table1.A1" office:value-type="string">
            <text:p text:style-name="P28">κινδυνευτέον δῆτα. </text:p>
          </table:table-cell>
          <table:table-cell table:style-name="Table1.A1" office:value-type="string">
            <text:p text:style-name="P28">We'll have to risk it.</text:p>
          </table:table-cell>
        </table:table-row>
        <table:table-row>
          <table:table-cell table:style-name="Table1.A1" office:value-type="string">
            <text:p text:style-name="P28">καὶ μὴν <text:span text:style-name="T5">ἔ</text:span>χομεν τὴν<text:span text:style-name="T14"> </text:span>ἇφανείας χλαῖναν λαθόντες τὸν Μάλθακον κατὰ τοῦτο γοῦν.</text:p>
          </table:table-cell>
          <table:table-cell table:style-name="Table1.A1" office:value-type="string">
            <text:p text:style-name="P28"><text:s/>And we have got the invisibility cloak, Malfoy doesn't know about that."</text:p>
          </table:table-cell>
        </table:table-row>
        <table:table-row>
          <table:table-cell table:style-name="Table1.A1" office:value-type="string">
            <text:p text:style-name="P28">ἐλθόντες δὲ ἵνα ἀπαγγείλωσι ταῦτα τῷ Ἁγριώδει κατέλαβον<text:span text:style-name="T16"> </text:span>Δάκος τὸν Μολοσσικὸν κύνα ἐκτὸς τοῦ οἷκιδίου καθήμενον καὶ<text:span text:style-name="T14"> </text:span>ἐνδεδεμένον τὴν οὐρὰν διὰ τραῦμα.</text:p>
          </table:table-cell>
          <table:table-cell table:style-name="Table1.A1" office:value-type="string">
            <text:p text:style-name="P28">They found Fang, the boarhound, sitting outside with a bandaged tail when they went to tell Hagrid, who opened a window to talk to them.</text:p>
          </table:table-cell>
        </table:table-row>
        <table:table-row>
          <table:table-cell table:style-name="Table1.A1" office:value-type="string">
            <text:p text:style-name="P28">ἐκεῖνος δέ θυρίδα ἀνοίξας μεστὸς<text:span text:style-name="T14"> </text:span>δ’ ὢν ἄσθματος Οὐ προσδέξομαι ὑμᾶς εἰς τὴν οἰκίαν, τοῦ Νορβέρτου πράγματά μοι παρέχοντος. δύναμαι δ’ οὖν χρήσασθαι αὐτῷ.</text:p>
          </table:table-cell>
          <table:table-cell table:style-name="Table1.A1" office:value-type="string">
            <text:p text:style-name="P28">"I won't let you in," he puffed. "Norbert's at a tricky stage -- nothin' I can't handle."</text:p>
          </table:table-cell>
        </table:table-row>
        <table:table-row>
          <table:table-cell table:style-name="Table1.A1" office:value-type="string">
            <text:p text:style-name="P28">ἀκούσας δέ περὶ τῆς τοῦ Καρόλου ἐπιστολῆς μόνον οὐκ<text:span text:style-name="T14"> </text:span>ἐδάκρυσε. δηχθεὶς δ’ ἄρτι ὑπὸ τοῦ Νορβέρτου τὸ σκέλος τάχα καί<text:span text:style-name="T16"> </text:span>διὰ τοῦτ’ ἐδάκρυεν.</text:p>
          </table:table-cell>
          <table:table-cell table:style-name="Table1.A1" office:value-type="string">
            <text:p text:style-name="P28">When they told him about Charlie's letter, his eyes filled with tears, although that might have been because Norbert had just bitten him on the leg.</text:p>
          </table:table-cell>
        </table:table-row>
        <table:table-row>
          <table:table-cell table:style-name="Table1.A1" office:value-type="string">
            <text:p text:style-name="P28">Ἰατταταῖ, ἔφη. καλῶς μὲν οὖν ἔχει, τῆς ἀρβύλης μόνον δεδηγμ-ένης. παίζει γὰρ ἅτε παιδίον ὢν ἄρα.</text:p>
          </table:table-cell>
          <table:table-cell table:style-name="Table1.A1" office:value-type="string">
            <text:p text:style-name="P28">"Aargh! It's all right, he only got my boot -- jus' playin' -- he's only a baby, after all."</text:p>
          </table:table-cell>
        </table:table-row>
        <table:table-row>
          <table:table-cell table:style-name="Table1.A1" office:value-type="string">
            <text:p text:style-name="P28">ἀλλὰ τὸ παιδίον δὴ ε”κρουσε τὸ τεῖχος τῷ κέρκῳ ὥστε πάνυ<text:span text:style-name="T14"> </text:span>κροτῆσαι τὰς θυρίδας.</text:p>
          </table:table-cell>
          <table:table-cell table:style-name="Table1.A1" office:value-type="string">
            <text:p text:style-name="P28">The baby banged its tail on the wall, making the windows rattle.</text:p>
          </table:table-cell>
        </table:table-row>
        <table:table-row>
          <table:table-cell table:style-name="Table1.A1" office:value-type="string">
            <text:p text:style-name="P27">ὁ δ’ <text:span text:style-name="T5">Ἅ</text:span>ρειος καὶ ἡ Ἑρμιόνη ἐπανῆλθον πρὸς</text:p>
            <text:p text:style-name="P28">τὸ φρούριον ἐννοοῦντες ἅμα ὅτι ἄκοντες μενοῦσι τὸ Σάββατον.</text:p>
          </table:table-cell>
          <table:table-cell table:style-name="Table1.A1" office:value-type="string">
            <text:p text:style-name="P28">Harry and Hermione walked back to the castle feeling Saturday couldn't come quickly enough.</text:p>
          </table:table-cell>
        </table:table-row>
        <table:table-row>
          <table:table-cell table:style-name="Table1.A1" office:value-type="string">
            <text:p text:style-name="P28">καὶ ᾤκτιραν ἂν τὸν Ἁγριώδη - ὥρα γὰρ ἦν χαίρειν εἰπεῖν τῷ Νορβέρτῳ – εἰ μὴ τοσοῦτο ἐφρόντιζον πρὸς ἃ ἔδει ε”τι κινδυνεύειν.</text:p>
          </table:table-cell>
          <table:table-cell table:style-name="Table1.A1" office:value-type="string">
            <text:p text:style-name="P28">They would have felt sorry for Hagrid when the time came for him to say good-bye to Norbert if they hadn't been so worried about what they had to do.</text:p>
          </table:table-cell>
        </table:table-row>
        <table:table-row>
          <table:table-cell table:style-name="Table1.A1" office:value-type="string">
            <text:p text:style-name="P27">ἤδη<text:span text:style-name="T14"> </text:span>δέ ξυσκοτάζοντός τε καὶ πολλοῦ νέφους γενομένου ἐχρόνιζόν τι<text:span text:style-name="T14"> </text:span>ἀφικόμενοι εἰς τὸ τοῦ <text:soft-page-break/>Ἁγριώδους καλύβιον· καὶ ε”δει αὐτοὺς περιμεῖναι μέχρι ἂν Ποιφύκτης ἐκποδὼν γένηται ἐν τῇ αὐλῇ ἀντισφαιρ-ίσας ἐπὶ τὸν τοῖχον,<text:span text:style-name="T14"> </text:span>ὁ δ’ Ἁγριώδης συνεσκευάσατο ἤδη τὸν Νορβέρτον πρὸς τὴν</text:p>
            <text:p text:style-name="P28">φυγὴν εἰς λάρνακά τινα μεγάλην.</text:p>
          </table:table-cell>
          <table:table-cell table:style-name="Table1.A1" office:value-type="string">
            <text:p text:style-name="P28">It was a very dark, cloudy night, and they were a bit late arriving at Hagrid's hut because they'd had <text:soft-page-break/>to wait for Peeves to get out of their way in the entrance hall, where he'd been playing tennis against the wall. Hagrid had Norbert packed and ready in a large crate.</text:p>
          </table:table-cell>
        </table:table-row>
        <table:table-row>
          <table:table-cell table:style-name="Table1.A1" office:value-type="string">
            <text:p text:style-name="P27">Ἀλλ’ οὖν μύας γε πολλοὺς ε”χει ἐφόδια καὶ οἶνοπνεύματος πολὺ καὶ δὴ καί τὴν ἄρκτον μαλλωτὴν παίγνιον οὖσαν ἐράσμιον ἔδωκ’<text:span text:style-name="T14"> </text:span>αὐτῷ ὅπως μὴ ταλαιπωρῇ μόνος γενόμενος.</text:p>
          </table:table-cell>
          <table:table-cell table:style-name="Table1.A1" office:value-type="string">
            <text:p text:style-name="P28">"He's got lots o' rats an' some brandy fer the journey," said Hagrid in a muffled voice. "An' I've packed his teddy bear in case he gets lonely."</text:p>
          </table:table-cell>
        </table:table-row>
        <table:table-row>
          <table:table-cell table:style-name="Table1.A1" office:value-type="string">
            <text:p text:style-name="P28">ἤκουσε δ’ ὁ Ἄρειος ψόφον ὡς ἄρκτου <text:span text:style-name="T5">ἔ</text:span>σω ἀποκεφαλιζομένης.</text:p>
          </table:table-cell>
          <table:table-cell table:style-name="Table1.A1" office:value-type="string">
            <text:p text:style-name="P28">From inside the crate came ripping noises that sounded to Harry as though the teddy was having his head torn off.</text:p>
          </table:table-cell>
        </table:table-row>
        <table:table-row>
          <table:table-cell table:style-name="Table1.A1" office:value-type="string">
            <text:p text:style-name="P28">Ἁγριώδης δέ ’Έρρωσο, ἔφη, ὦ Νορβέρτε. ἦ μὴν οὔποτ’ ἀμνημονεύσει σοῦ τὸ μαννάριον, καί ὁ <text:span text:style-name="T5">Ἅ</text:span>ρειος καὶ ἡ Ἑρμιόνη ἅμα<text:span text:style-name="T14"> </text:span>ἐξεπέτασαν τε τὴν ἀφανείας χλαῖναν κατὰ τὴν λάρνακα καὶ αὐτοὶ<text:span text:style-name="T14"> </text:span>συνεκαλύψαντο.</text:p>
          </table:table-cell>
          <table:table-cell table:style-name="Table1.A1" office:value-type="string">
            <text:p text:style-name="P28">"Bye-bye, Norbert!" Hagrid sobbed, as Harry and Hermione covered the crate with the invisibility cloak and stepped underneath it themselves.</text:p>
            <text:p text:style-name="P28">"Mommy will never forget you!"</text:p>
          </table:table-cell>
        </table:table-row>
        <table:table-row>
          <table:table-cell table:style-name="Table1.A1" office:value-type="string">
            <text:p text:style-name="P28">καὶ πολλοῦ ἱδρῶτος ἦν κομίσαι τὴν λάρνακα εἷς τὸ φρούριον.</text:p>
          </table:table-cell>
          <table:table-cell table:style-name="Table1.A1" office:value-type="string">
            <text:p text:style-name="P28">How they managed to get the crate back up to the castle, they never knew.</text:p>
          </table:table-cell>
        </table:table-row>
        <table:table-row>
          <table:table-cell table:style-name="Table1.A1" office:value-type="string">
            <text:p text:style-name="P28">μεσούσης δ’ ἥδη τῆς νυκτὸς τὸν Νορβέρτον σκοταῖοι ἀνὰ τὸν τῆς αὐλῆς<text:span text:style-name="T14"> </text:span>ἇναβαθμόν μαρμάρινον μόλις ἐφείλκυσαν καὶ κατὰ τὰς διαδρομάς.</text:p>
          </table:table-cell>
          <table:table-cell table:style-name="Table1.A1" office:value-type="string">
            <text:p text:style-name="P28">Midnight ticked nearer as they heaved Norbert up the marble staircase in the entrance hall and along the dark corridors.</text:p>
          </table:table-cell>
        </table:table-row>
        <table:table-row>
          <table:table-cell table:style-name="Table1.A1" office:value-type="string">
            <text:p text:style-name="P28"><text:span text:style-name="T2">κ</text:span><text:span text:style-name="T5">ἀ</text:span><text:span text:style-name="T2">ντεῦθεν</text:span> ἀνέβαινον πολλοὺς ἀεὶ πατοῦντες ἀναβαθμούς, οὐδέν<text:span text:style-name="T14"> </text:span>ὀνηθέντες οὐδὲ διόδῳ συντόμῳ Ἁρείου ἄγοντος χρησάμενοι. πνευστιῶν δέ πολὺ ὁ <text:span text:style-name="T5">Ἅ</text:span>ρειος Ὀλίγου, ἔφη, πάρεσμεν. προσῆλθον<text:span text:style-name="T14"> </text:span>γὰρ εἰς τὴν διαδρομὴν τὴν ὑπὸ τῷ πύργῳ τῷ ὑψηλοτάτῳ.</text:p>
          </table:table-cell>
          <table:table-cell table:style-name="Table1.A1" office:value-type="string">
            <text:p text:style-name="P27">UP another staircase, then another -- even one of Harry's shortcuts didn't make the work much easier.</text:p>
            <text:p text:style-name="P28">"Nearly there!" Harry panted as they reached the corridor beneath the tallest tower.</text:p>
          </table:table-cell>
        </table:table-row>
        <table:table-row>
          <table:table-cell table:style-name="Table1.A1" office:value-type="string">
            <text:p text:style-name="P28">ἐνταῦθα δὴ κατιδόντες ἔμπροσθεν κινούμενόν τι ὀλίγου μεθεῖσαν<text:span text:style-name="T14"> </text:span>τὸ φορτίον, ἐπιλαθόμενοι δ’ ἤδη ἀφανεῖς εἶναι σκότῳ κρυψόμενοι<text:span text:style-name="T14"> </text:span>κατέπτηξαν, ἀτενίζοντες ἅμα πρὸς δύο ἀνθρώπους πλησίον ἐσκιαγραφημένους, οὗτοι γὰρ προσεπάλαιον ἀλλήλοις.</text:p>
          </table:table-cell>
          <table:table-cell table:style-name="Table1.A1" office:value-type="string">
            <text:p text:style-name="P28">Then a sudden movement ahead of them made them almost drop the crate.</text:p>
            <text:p text:style-name="P28">Forgetting that they were already invisible, they shrank into the shadows, staring at the dark outlines of two people grappling with each other ten feet away.</text:p>
          </table:table-cell>
        </table:table-row>
        <table:table-row>
          <table:table-cell table:style-name="Table1.A1" office:value-type="string">
            <text:p text:style-name="P28">λύχνον δὲ<text:span text:style-name="T14"> </text:span>καίοντός τινος, εἶδον τὴν σοφίστριαν Μαγονωγαλέαν κοιτωνίτην τ’<text:span text:style-name="T14"> </text:span>ἠμφιεσμένην τρόπον τῶν Σκοτίων πεποικιλμένον, καὶ μεμιτρωμένην<text:span text:style-name="T14"> </text:span>τὴν κόμην’ ἡ δέ τὸν Μάλθακον κατεῖχεν ὠτὸς λαβοῦσα.</text:p>
          </table:table-cell>
          <table:table-cell table:style-name="Table1.A1" office:value-type="string">
            <text:p text:style-name="P28">A lamp flared. Professor McGonagall, in a tartan bathrobe and a hair net, had Malfoy by the ear.</text:p>
          </table:table-cell>
        </table:table-row>
        <table:table-row>
          <table:table-cell table:style-name="Table1.A1" office:value-type="string">
            <text:p text:style-name="P28">βοῶσα δέ Φυλακή, ἔφη, καὶ εἴκοσι βαθμοὶ ἀπὸ τῶν Σλυθηρίνων. καὶ δῆτα τολμᾷς νύχιος περιπολεῖν;<text:span text:style-name="T14"> </text:span>Ἀλλ’ οὗ συνίης, ὦ σοφίστρια, ὁ γὰρ <text:span text:style-name="T5">Ἅ</text:span>ρειος Ποτῆρ ἔρχεται,<text:span text:style-name="T14"> </text:span>δράκοντα ἄγων.</text:p>
          </table:table-cell>
          <table:table-cell table:style-name="Table1.A1" office:value-type="string">
            <text:p text:style-name="P28">"Detention!" she shouted. "And twenty points from Slytherin! Wandering around in the middle of the night, how dare you --" "You don't understand, Professor. Harry Potter's coming -- he's got a dragon!"</text:p>
          </table:table-cell>
        </table:table-row>
        <table:table-row>
          <table:table-cell table:style-name="Table1.A1" office:value-type="string">
            <text:p text:style-name="P28">Κορυζᾲς. καὶ πῶς ἐτόλμας τοῦτο ψεύδεσθαι;</text:p>
          </table:table-cell>
          <table:table-cell table:style-name="Table1.A1" office:value-type="string">
            <text:p text:style-name="P28">"What utter rubbish! How dare you tell such lies!</text:p>
          </table:table-cell>
        </table:table-row>
        <table:table-row>
          <table:table-cell table:style-name="Table1.A1" office:value-type="string">
            <text:p text:style-name="P28"><text:s/>ἕπου μοι δῆτα, ὦ<text:span text:style-name="T14"> </text:span>Μάλθακε, εἰς γὰρ δίκην μέλλω ἄξειν σε ἐναντίον τοῦ σοφιστοῦ<text:span text:style-name="T14"> </text:span>Σινάπεως.</text:p>
          </table:table-cell>
          <table:table-cell table:style-name="Table1.A1" office:value-type="string">
            <text:p text:style-name="P28">Come on -- I shall see Professor Snape about you, Malfoy!"</text:p>
          </table:table-cell>
        </table:table-row>
        <table:table-row>
          <table:table-cell table:style-name="Table1.A1" office:value-type="string">
            <text:p text:style-name="P28">μετὰ δέ ταῦτα καὶ μάλα ῥᾴδιον ἧν ἀναβῆναι ἀνὰ τὴν κλίμακα<text:span text:style-name="T14"> </text:span>τὴν ἑλικοειδῆ ὡς ἐδόκει αὐτοῖς ἤδη<text:span text:style-name="T14"> </text:span><text:soft-page-break/>εὖφραινομένοις.</text:p>
          </table:table-cell>
          <table:table-cell table:style-name="Table1.A1" office:value-type="string">
            <text:p text:style-name="P28">The steep spiral staircase up to the top of the tower seemed the easiest thing in the world after that.</text:p>
          </table:table-cell>
        </table:table-row>
        <table:table-row>
          <table:table-cell table:style-name="Table1.A1" office:value-type="string">
            <text:p text:style-name="P28">ἀλλ’ ἀφικόμενοι<text:span text:style-name="T14"> </text:span><text:span text:style-name="T2">ε</text:span><text:span text:style-name="T5">ἰ</text:span><text:span text:style-name="T2">ς</text:span> ἄκρον τὸν πύργον καὶ ὑπαίθριοι πάλιν γενόμενοι ἐξεδύσαντο<text:span text:style-name="T14"> </text:span>τέλος τὴν χλαῖναν ἄσμενοι ἀναπνέοντες τοῦ πόνου καί ἡδόμενοι τῇ<text:span text:style-name="T14"> </text:span>αἰθρίᾳ τῇ νυκτερινῇ. καὶ μὴν ἥ γ’ Ἑρμιόνη ἐχόρευσέ τι.</text:p>
          </table:table-cell>
          <table:table-cell table:style-name="Table1.A1" office:value-type="string">
            <text:p text:style-name="P28">Not until they'd stepped out into the cold night air did they throw off the cloak, glad to be able to breathe properly again. Hermione did a sort of jig.</text:p>
          </table:table-cell>
        </table:table-row>
        <table:table-row>
          <table:table-cell table:style-name="Table1.A1" office:value-type="string">
            <text:p text:style-name="P28">Δίκην ἄρα δίδωσιν ὁ Μάλθακος φυλακῆς ἀπολαύων· ἦ που ᾄδειν<text:span text:style-name="T14"> </text:span>θέλοιμ’ ἄν.</text:p>
          </table:table-cell>
          <table:table-cell table:style-name="Table1.A1" office:value-type="string">
            <text:p text:style-name="P28">"Malfoy's got detention! I could sing!"</text:p>
          </table:table-cell>
        </table:table-row>
        <table:table-row>
          <table:table-cell table:style-name="Table1.A1" office:value-type="string">
            <text:p text:style-name="P28">ἀλλ’ ὁ Ἄρειος παρῄνεσεν αὐτῇ μὴ τοῦτο ποιῆσαι.</text:p>
          </table:table-cell>
          <table:table-cell table:style-name="Table1.A1" office:value-type="string">
            <text:p text:style-name="P28">"Don't," Harry advised her.</text:p>
          </table:table-cell>
        </table:table-row>
        <table:table-row>
          <table:table-cell table:style-name="Table1.A1" office:value-type="string">
            <text:p text:style-name="P28">καὶ κιχλίζοντες περὶ τοῦ Μαλθάκου περιέμενον, τοῦ Νορβέρτου<text:span text:style-name="T14"> </text:span>τέως ἐν τῇ λάρνακι καλινδουμένου.</text:p>
          </table:table-cell>
          <table:table-cell table:style-name="Table1.A1" office:value-type="string">
            <text:p text:style-name="P28">Chuckling about Malfoy, they waited, Norbert thrashing about in his crate.</text:p>
          </table:table-cell>
        </table:table-row>
        <table:table-row>
          <table:table-cell table:style-name="Table1.A1" office:value-type="string">
            <text:p text:style-name="P28">καὶ ἐν ἀκαρεῖ σάρα ἂν εἶδες<text:span text:style-name="T14"> </text:span>τέτταρα κνεφαῖα κατασκήπτοντα.</text:p>
          </table:table-cell>
          <table:table-cell table:style-name="Table1.A1" office:value-type="string">
            <text:p text:style-name="P28">About ten minutes later, four broomsticks came swooping down out of the darkness.</text:p>
          </table:table-cell>
        </table:table-row>
        <table:table-row>
          <table:table-cell table:style-name="Table1.A1" office:value-type="string">
            <text:p text:style-name="P28">οἱ τοίνυν ἑταῖροι οἱ τοῦ Καρόλου φιλογέλωτες ἦσαν.</text:p>
          </table:table-cell>
          <table:table-cell table:style-name="Table1.A1" office:value-type="string">
            <text:p text:style-name="P28">Charlie's friends were a cheery lot.</text:p>
          </table:table-cell>
        </table:table-row>
        <table:table-row>
          <table:table-cell table:style-name="Table1.A1" office:value-type="string">
            <text:p text:style-name="P28">καὶ ἔδειξαν<text:span text:style-name="T14"> </text:span>τῷ Ἁρείῳ καὶ τῇ Ἑρμιόνῃ τὰ σκεύη ἅπερ παρασχόντες ε”μελλον<text:span text:style-name="T14"> </text:span>ὁμοῦ πάντες ἐπὶ τῷ ἀεροβατεῖν κρεμάσειν τὸν δράκοντα.</text:p>
          </table:table-cell>
          <table:table-cell table:style-name="Table1.A1" office:value-type="string">
            <text:p text:style-name="P28">They showed Harry and Hermione the harness they'd rigged up, so they could suspend Norbert between them.</text:p>
          </table:table-cell>
        </table:table-row>
        <table:table-row>
          <table:table-cell table:style-name="Table1.A1" office:value-type="string">
            <text:p text:style-name="P28">πάντες δέ<text:span text:style-name="T14"> </text:span>συνέπραττον προσάπτοντες τὸν Νορβέρτον ἐκεῖσε ἵνα ἐν ἀσφαλεῖ<text:span text:style-name="T14"> </text:span>κομίζοιτο. καὶ μετὰ ταῦτα ὁ <text:span text:style-name="T5">Ἅ</text:span>ρειος καί ἡ Ἑρμιόνη χάριν πολλὴν<text:span text:style-name="T14"> </text:span>εἰδότες ἐδεξιώσαντο ἐκείνους.</text:p>
          </table:table-cell>
          <table:table-cell table:style-name="Table1.A1" office:value-type="string">
            <text:p text:style-name="P28">They all helped buckle Norbert safely into it and then Harry and Hermione shook hands with the others and thanked them very much.</text:p>
          </table:table-cell>
        </table:table-row>
        <table:table-row>
          <table:table-cell table:style-name="Table1.A1" office:value-type="string">
            <text:p text:style-name="P28">καὶ τέλος δὴ τὸν Νορβέρτον ἐθεώρουν τοτέ μὲν ἀπιόντα τοτὲ δέ<text:span text:style-name="T14"> </text:span>ἀποιχόμενον.</text:p>
          </table:table-cell>
          <table:table-cell table:style-name="Table1.A1" office:value-type="string">
            <text:p text:style-name="P28">At last, Norbert was going... going... gone.</text:p>
          </table:table-cell>
        </table:table-row>
        <table:table-row>
          <table:table-cell table:style-name="Table1.A1" office:value-type="string">
            <text:p text:style-name="P28"><text:span text:style-name="T2">κ</text:span><text:span text:style-name="T5">ἄ</text:span><text:span text:style-name="T2">πειτα</text:span> κατέβησαν κατὰ τὴν κλίμακα τὴν ἑλικοειδῆ, ταχέως ἤδη<text:span text:style-name="T14"> </text:span><text:span text:style-name="T5">ἰ</text:span>όντες ὡς κεκουφισμένοι οῦ μόνον τὰς χεῖρας - οὐκέτι γὰρ τὸν<text:span text:style-name="T14"> </text:span>Νορβέρτον ἐβάσταζον - ἀλλὰ καί τὴν ψυχὴν δή.</text:p>
          </table:table-cell>
          <table:table-cell table:style-name="Table1.A1" office:value-type="string">
            <text:p text:style-name="P28">They slipped back down the spiral staircase, their hearts as light as their hands, now that Norbert was off them.</text:p>
          </table:table-cell>
        </table:table-row>
        <table:table-row>
          <table:table-cell table:style-name="Table1.A1" office:value-type="string">
            <text:p text:style-name="P28">κα<text:span text:style-name="T5">ὶ</text:span> τοῦ μὲν<text:span text:style-name="T14"> </text:span>δράκοντος οἰχομένου, τοῦ δέ Μαλθάκου φυλακῇ ἐζημιωμένου, τί<text:span text:style-name="T14"> </text:span>γὰρ καταβαλεῖν αὐτοὺς ἐκ τῆς εὐδαιμονίας δύναιτ’ ἄν,<text:span text:style-name="T14"> </text:span>καὶ ὁ καταβαλῶν μέντοι περιέμενεν ἐν τῴ κάτωθε τῆς κλίμακος.</text:p>
          </table:table-cell>
          <table:table-cell table:style-name="Table1.A1" office:value-type="string">
            <text:p text:style-name="P28">No more dragon -- Malfoy in detention -- what could spoil their happiness? The answer to that was waiting at the foot of the stairs.</text:p>
          </table:table-cell>
        </table:table-row>
        <table:table-row>
          <table:table-cell table:style-name="Table1.A1" office:value-type="string">
            <text:p text:style-name="P28">προβαίνοντες γὰρ <text:span text:style-name="T2">ε</text:span><text:span text:style-name="T5">ἰ</text:span><text:span text:style-name="T2">ς</text:span> τὴν διαδρομήν, τὴν τοῦ Φήληκος ὅψιν κατ-εῖδον δι’ ὄρφνης φανεῖσαν.</text:p>
          </table:table-cell>
          <table:table-cell table:style-name="Table1.A1" office:value-type="string">
            <text:p text:style-name="P28">As they stepped into the corridor, Filch's face loomed suddenly out of the darkness.</text:p>
          </table:table-cell>
        </table:table-row>
        <table:table-row>
          <table:table-cell table:style-name="Table1.A1" office:value-type="string">
            <text:p text:style-name="P28">ὁ δέ μικρᾷ τῇ φωνῇ Ἰατταταιάξ, ἔφη. <text:s/>οῖα γὰρ οῖα πράγματα<text:span text:style-name="T14"> </text:span>ἔχομεν.</text:p>
          </table:table-cell>
          <table:table-cell table:style-name="Table1.A1" office:value-type="string">
            <text:p text:style-name="P28">"Well, well, well," he whispered, "we are in trouble."</text:p>
          </table:table-cell>
        </table:table-row>
        <table:table-row>
          <table:table-cell table:style-name="Table1.A1" office:value-type="string">
            <text:p text:style-name="P28"><text:span text:style-name="T14"><text:s/></text:span>τὴν γὰρ ἀφανείας χλαῖναν ἐπ’ ἄκρῳ τῷ πύργῳ κατέλιπον.</text:p>
          </table:table-cell>
          <table:table-cell table:style-name="Table1.A1" office:value-type="string">
            <text:p text:style-name="P28">They'd left the invisibility cloak on top of the tower.</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cientGreek" svg:font-family="AncientGree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4T22:10:43.253000000</meta:creation-date>
    <dc:title>Ancient Greek</dc:title>
    <meta:editing-duration>PT1H33M11S</meta:editing-duration>
    <meta:editing-cycles>14</meta:editing-cycles>
    <meta:generator>LibreOffice/7.6.0.3$Windows_X86_64 LibreOffice_project/69edd8b8ebc41d00b4de3915dc82f8f0fc3b6265</meta:generator>
    <dc:date>2023-09-27T13:23:25.752000000</dc:date>
    <meta:document-statistic meta:table-count="1" meta:image-count="0" meta:object-count="0" meta:page-count="12" meta:paragraph-count="415" meta:word-count="6935" meta:character-count="40430" meta:non-whitespace-character-count="33899"/>
    <meta:template xlink:type="simple" xlink:actuate="onRequest" xlink:title="Ancient Greek" xlink:href="../../../../../AppData/Roaming/LibreOffice/4/user/template/Ancient%20Greek.ott" meta:date="2023-09-24T22:10:42.788000000"/>
  </office:meta>
</office:document-meta>
</file>